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0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1.072cm"/>
    </style:style>
    <style:style style:name="co14" style:family="table-column">
      <style:table-column-properties fo:break-before="auto" style:column-width="0.471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8.991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1.663cm"/>
    </style:style>
    <style:style style:name="co19" style:family="table-column">
      <style:table-column-properties fo:break-before="auto" style:column-width="0.499cm"/>
    </style:style>
    <style:style style:name="co20" style:family="table-column">
      <style:table-column-properties fo:break-before="auto" style:column-width="7.908cm"/>
    </style:style>
    <style:style style:name="co21" style:family="table-column">
      <style:table-column-properties fo:break-before="auto" style:column-width="0.277cm"/>
    </style:style>
    <style:style style:name="co22" style:family="table-column">
      <style:table-column-properties fo:break-before="auto" style:column-width="0.831cm"/>
    </style:style>
    <style:style style:name="co23" style:family="table-column">
      <style:table-column-properties fo:break-before="auto" style:column-width="10.1cm"/>
    </style:style>
    <style:style style:name="co24" style:family="table-column">
      <style:table-column-properties fo:break-before="auto" style:column-width="1.053cm"/>
    </style:style>
    <style:style style:name="co25" style:family="table-column">
      <style:table-column-properties fo:break-before="auto" style:column-width="1.914cm"/>
    </style:style>
    <style:style style:name="co26" style:family="table-column">
      <style:table-column-properties fo:break-before="auto" style:column-width="1.774cm"/>
    </style:style>
    <style:style style:name="co27" style:family="table-column">
      <style:table-column-properties fo:break-before="auto" style:column-width="9.267cm"/>
    </style:style>
    <style:style style:name="co28" style:family="table-column">
      <style:table-column-properties fo:break-before="auto" style:column-width="2.358cm"/>
    </style:style>
    <style:style style:name="co29" style:family="table-column">
      <style:table-column-properties fo:break-before="auto" style:column-width="1.74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263cm" fo:break-before="auto" style:use-optimal-row-height="true"/>
    </style:style>
    <style:style style:name="ro18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9" style:family="table-row">
      <style:table-row-properties style:row-height="1.263cm" fo:break-before="auto" style:use-optimal-row-height="false"/>
    </style:style>
    <style:style style:name="ro11" style:family="table-row">
      <style:table-row-properties style:row-height="1.215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316cm" fo:break-before="auto" style:use-optimal-row-height="false"/>
    </style:style>
    <style:style style:name="ro16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552cm" fo:break-before="auto" style:use-optimal-row-height="false"/>
    </style:style>
    <style:style style:name="ro22" style:family="table-row">
      <style:table-row-properties style:row-height="0.289cm" fo:break-before="auto" style:use-optimal-row-height="false"/>
    </style:style>
    <style:style style:name="ro23" style:family="table-row">
      <style:table-row-properties style:row-height="0.342cm" fo:break-before="auto" style:use-optimal-row-height="false"/>
    </style:style>
    <style:style style:name="ro24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036" number:language="en" number:country="ZA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08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35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35cm solid #000000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0.035cm solid #000000" fo:border-top="none"/>
    </style:style>
    <style:style style:name="ce101" style:family="table-cell" style:parent-style-name="Default">
      <style:table-cell-properties fo:border-bottom="0.035cm solid #000000" fo:border-left="none" fo:border-right="0.035cm solid #000000" fo:border-top="non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5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Excel_20_Built-in_20_Normal" style:data-style-name="N109">
      <style:table-cell-properties style:diagonal-bl-tr="none" style:diagonal-tl-br="none" style:rotation-align="none"/>
    </style:style>
    <style:style style:name="ce73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7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82" style:family="table-cell" style:parent-style-name="Default">
      <style:table-cell-properties fo:border-bottom="none" fo:border-left="0.035cm solid #000000" fo:border-right="none" fo:border-top="none"/>
    </style:style>
    <style:style style:name="ce8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="0.002cm solid #000000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style:diagonal-bl-tr="none" style:diagonal-tl-br="none" fo:border="none" style:rotation-align="none"/>
    </style:style>
    <style:style style:name="ce88" style:family="table-cell" style:parent-style-name="Default">
      <style:table-cell-properties fo:border-bottom="0.035cm solid #000000" fo:border-left="none" fo:border-right="none" fo:border-top="none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9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</style:style>
    <style:style style:name="ce9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5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order="0.035cm solid #000000"/>
    </style:style>
    <style:style style:name="ce97" style:family="table-cell" style:parent-style-name="Default">
      <style:table-cell-properties fo:border="none"/>
    </style:style>
    <style:style style:name="ce98" style:family="table-cell" style:parent-style-name="Default" style:data-style-name="N116">
      <style:table-cell-properties style:text-align-source="fix" style:repeat-content="false" fo:border="0.035cm solid #000000"/>
      <style:paragraph-properties fo:text-align="center" fo:margin-left="0cm"/>
    </style:style>
    <style:style style:name="ce99" style:family="table-cell" style:parent-style-name="Default" style:data-style-name="N116">
      <style:table-cell-properties style:text-align-source="fix" style:repeat-content="false" fo:border="none"/>
      <style:paragraph-properties fo:text-align="center" fo:margin-left="0cm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font-name="CIDFont+F1" fo:font-size="10pt" fo:language="en" fo:country="US" style:font-name-asian="CIDFont+F1" style:font-size-asian="10pt" style:language-asian="en" style:country-asian="US" style:font-name-complex="CIDFont+F1" style:font-size-complex="5.65000009536743pt" style:language-complex="en" style:country-complex="US"/>
    </style:style>
    <style:style style:name="ce104" style:family="table-cell" style:parent-style-name="Excel_20_Built-in_20_Normal">
      <style:table-cell-properties style:diagonal-bl-tr="none" style:diagonal-tl-br="none" style:rotation-align="none"/>
      <style:text-properties fo:font-weight="bold" style:font-weight-asian="bold" style:font-weight-complex="bold"/>
    </style:style>
    <style:style style:name="ce105" style:family="table-cell" style:parent-style-name="Default" style:data-style-name="N36"/>
    <style:style style:name="ce62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3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0" style:family="table-cell" style:parent-style-name="Excel_20_Built-in_20_Normal">
      <style:table-cell-properties fo:border-bottom="0.018cm solid #000000" style:diagonal-bl-tr="none" style:diagonal-tl-br="none" fo:border-left="0.018cm solid #000000" fo:border-right="0.018cm solid #000000" style:rotation-align="none" fo:border-top="none"/>
    </style:style>
    <style:style style:name="ce71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76" style:family="table-cell" style:parent-style-name="Default">
      <style:table-cell-properties fo:border-bottom="none" fo:border-left="0.035cm solid #000000" fo:border-right="0.035cm solid #000000" fo:border-top="none"/>
    </style:style>
    <style:style style:name="ce8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102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06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fo:border="0.035cm solid #000000" style:rotation-align="non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text-align-source="fix" style:repeat-content="false" fo:wrap-option="wrap" fo:border-left="0.018cm solid #000000" fo:border-right="0.018cm solid #000000" fo:border-top="none" style:vertical-align="top"/>
      <style:paragraph-properties fo:text-align="justify" fo:margin-left="0cm"/>
      <style:text-properties fo:font-size="11pt" style:font-size-asian="11pt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justify"/>
      <style:text-properties fo:font-size="11pt" style:font-size-asian="11pt" style:font-size-complex="11pt"/>
    </style:style>
    <style:style style:name="ce113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/>
      <style:paragraph-properties fo:text-align="justify"/>
      <style:text-properties style:font-name="Arial1" fo:font-size="11pt" style:font-size-asian="11pt" style:font-size-complex="11pt"/>
    </style:style>
    <style:style style:name="ce11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0.018cm solid #000000" style:direction="ltr" fo:border-right="0.018cm solid #000000" style:rotation-angle="0" style:rotation-align="none" style:shrink-to-fit="false" fo:border-top="none" style:vertical-align="bottom"/>
      <style:paragraph-properties fo:margin-left="0cm" style:writing-mode="page"/>
      <style:text-properties style:font-name="Arial1" fo:font-size="11pt" style:font-size-asian="11pt" style:font-size-complex="11pt"/>
    </style:style>
    <style:style style:name="ce115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wrap" fo:border-left="0.018cm solid #000000" fo:border-right="0.018cm solid #000000" style:rotation-align="none" fo:border-top="none"/>
      <style:paragraph-properties fo:text-align="justify"/>
      <style:text-properties fo:font-size="11pt" style:font-size-asian="11pt" style:font-size-complex="11pt" fo:hyphenate="true"/>
    </style:style>
    <style:style style:name="ce1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fo:border-right="0.035cm solid #000000" style:rotation-align="none" fo:border-top="0.035cm solid #000000"/>
      <style:paragraph-properties fo:text-align="justify"/>
      <style:text-properties fo:font-size="11pt" style:font-size-asian="11pt" style:font-size-complex="11pt" fo:hyphenate="true"/>
    </style:style>
    <style:style style:name="ce117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justify"/>
      <style:text-properties style:font-name="Arial1" fo:font-size="11pt" style:font-size-asian="11pt" style:font-size-complex="11pt"/>
    </style:style>
    <style:style style:name="ce118" style:family="table-cell" style:parent-style-name="Default">
      <style:text-properties style:font-name="Arial1" fo:font-size="11pt" style:font-size-asian="11pt" style:font-size-complex="11pt"/>
    </style:style>
    <style:style style:name="ce119" style:family="table-cell" style:parent-style-name="Default">
      <style:table-cell-properties fo:border-bottom="none" style:text-align-source="fix" style:repeat-content="false" fo:border-left="0.018cm solid #000000" fo:border-right="0.018cm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0" style:family="table-cell" style:parent-style-name="Default">
      <style:table-cell-properties fo:border-bottom="none" fo:border-left="0.018cm solid #000000" fo:border-right="0.018cm solid #000000" fo:border-top="none"/>
      <style:text-properties fo:font-size="11pt" style:font-size-asian="11pt" style:font-size-complex="11pt"/>
    </style:style>
    <style:style style:name="ce1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122" style:family="table-cell" style:parent-style-name="Excel_20_Built-in_20_Normal">
      <style:table-cell-properties fo:border-bottom="0.018cm solid #000000" style:diagonal-bl-tr="none" style:diagonal-tl-br="none" fo:border-left="0.018cm solid #000000" fo:border-right="0.018cm solid #000000" style:rotation-align="none" fo:border-top="none"/>
      <style:text-properties fo:font-size="11pt" style:font-size-asian="11pt" style:font-size-complex="11pt"/>
    </style:style>
    <style:style style:name="ce123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font-size="11pt" style:font-size-asian="11pt" style:font-size-complex="11pt"/>
    </style:style>
    <style:style style:name="ce124" style:family="table-cell" style:parent-style-name="Default">
      <style:table-cell-properties fo:border-bottom="none" fo:border-left="0.035cm solid #000000" fo:border-right="0.035cm solid #000000" fo:border-top="none"/>
      <style:text-properties fo:font-size="11pt" style:font-size-asian="11pt" style:font-size-complex="11pt"/>
    </style:style>
    <style:style style:name="ce12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font-size="11pt" style:font-size-asian="11pt" style:font-size-complex="11pt"/>
    </style:style>
    <style:style style:name="ce126" style:family="table-cell" style:parent-style-name="Default" style:data-style-name="N108">
      <style:table-cell-properties fo:border-bottom="none" style:text-align-source="fix" style:repeat-content="false" fo:border-left="0.018cm solid #000000" fo:border-right="0.018cm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7" style:family="table-cell" style:parent-style-name="Excel_20_Built-in_20_Normal" style:data-style-name="N110">
      <style:table-cell-properties fo:border-bottom="none" style:diagonal-bl-tr="none" style:diagonal-tl-br="none" style:text-align-source="value-type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middle"/>
      <style:paragraph-properties fo:margin-left="0cm" style:writing-mode="page"/>
      <style:text-properties fo:font-size="11pt" style:font-size-asian="11pt" style:font-size-complex="11pt"/>
    </style:style>
    <style:style style:name="ce128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1pt" style:font-size-asian="11pt" style:font-size-complex="11pt"/>
    </style:style>
    <style:style style:name="ce129" style:family="table-cell" style:parent-style-name="Default" style:data-style-name="N108">
      <style:table-cell-properties fo:border-bottom="non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30" style:family="table-cell" style:parent-style-name="Default">
      <style:table-cell-properties fo:border-bottom="0.035cm solid #000000" fo:border-left="0.035cm solid #000000" fo:border-right="0.035cm solid #000000" fo:border-top="none"/>
    </style:style>
    <style:style style:name="ce131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order-bottom="0.018cm solid #000000" fo:border-left="0.018cm solid #000000" fo:border-right="none" fo:border-top="none"/>
    </style:style>
    <style:style style:name="ce133" style:family="table-cell" style:parent-style-name="Default" style:data-style-name="N116">
      <style:table-cell-properties fo:border-bottom="none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34" style:family="table-cell" style:parent-style-name="Excel_20_Built-in_20_Normal" style:data-style-name="N116">
      <style:table-cell-properties fo:border-bottom="none" style:diagonal-bl-tr="none" style:diagonal-tl-br="none" style:text-align-source="fix" style:repeat-content="false" fo:wrap-option="no-wrap" fo:border-left="0.018cm solid #000000" style:direction="ltr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1pt" style:font-size-asian="11pt" style:font-size-complex="11pt"/>
    </style:style>
    <style:style style:name="ce135" style:family="table-cell" style:parent-style-name="Default" style:data-style-name="N116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36" style:family="table-cell" style:parent-style-name="Default" style:data-style-name="N116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37" style:family="table-cell" style:parent-style-name="Default" style:data-style-name="N116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138" style:family="table-cell" style:parent-style-name="Default" style:data-style-name="N116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13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1" style:family="table-cell" style:parent-style-name="Excel_20_Built-in_20_Normal">
      <style:table-cell-properties fo:border-bottom="none" style:diagonal-bl-tr="none" style:diagonal-tl-br="none" style:text-align-source="fix" style:repeat-content="false" fo:border-left="0.035cm solid #000000" fo:border-right="0.035cm solid #000000" style:rotation-align="none" fo:border-top="0.035cm solid #000000"/>
      <style:paragraph-properties fo:text-align="center" fo:margin-left="0cm"/>
      <style:text-properties fo:font-size="11pt" style:font-size-asian="11pt" style:font-size-complex="11pt"/>
    </style:style>
    <style:style style:name="ce1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3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wrap-option="wrap" fo:border="0.035cm solid #000000" style:vertical-align="top"/>
      <style:paragraph-properties fo:text-align="justify" fo:margin-left="0cm"/>
      <style:text-properties fo:font-size="11pt" style:font-size-asian="11pt" style:font-size-complex="11pt"/>
    </style:style>
    <style:style style:name="ce14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style:font-name="Arial" fo:font-size="11pt" style:font-size-asian="11pt" style:font-size-complex="11pt" fo:hyphenate="true"/>
    </style:style>
    <style:style style:name="ce146" style:family="table-cell" style:parent-style-name="Default">
      <style:table-cell-properties style:text-align-source="fix" style:repeat-content="false" fo:border="0.035cm solid #000000"/>
      <style:paragraph-properties fo:text-align="justify"/>
      <style:text-properties style:font-name="Arial1" fo:font-size="11pt" style:font-size-asian="11pt" style:font-size-complex="11pt"/>
    </style:style>
    <style:style style:name="ce147" style:family="table-cell" style:parent-style-name="Default">
      <style:table-cell-properties fo:border="0.035cm solid #000000"/>
      <style:text-properties style:font-name="Arial1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49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font-size="11pt" style:font-size-asian="11pt" style:font-size-complex="11pt"/>
    </style:style>
    <style:style style:name="ce15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11pt" style:font-size-asian="11pt" style:font-size-complex="11pt"/>
    </style:style>
    <style:style style:name="ce151" style:family="table-cell" style:parent-style-name="Excel_20_Built-in_20_Normal">
      <style:table-cell-properties style:diagonal-bl-tr="none" style:diagonal-tl-br="none" fo:border="0.035cm solid #000000" style:rotation-align="none"/>
      <style:text-properties fo:font-size="11pt" style:font-size-asian="11pt" style:font-size-complex="11pt"/>
    </style:style>
    <style:style style:name="ce152" style:family="table-cell" style:parent-style-name="Excel_20_Built-in_20_Normal" style:data-style-name="N8036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 style:data-style-name="N108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54" style:family="table-cell" style:parent-style-name="Default">
      <style:table-cell-properties fo:border="0.035cm solid #000000"/>
      <style:text-properties fo:font-size="11pt" style:font-size-asian="11pt" style:font-size-complex="11pt"/>
    </style:style>
    <style:style style:name="ce155" style:family="table-cell" style:parent-style-name="Default" style:data-style-name="N116">
      <style:table-cell-properties style:text-align-source="fix" style:repeat-content="false" fo:border="0.035cm solid #000000"/>
      <style:paragraph-properties fo:text-align="center" fo:margin-left="0cm"/>
      <style:text-properties fo:font-size="11pt" style:font-size-asian="11pt" style:font-size-complex="11pt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5" style:family="text">
      <style:text-properties style:text-position="super 58%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Crabtree Switch Test System 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ce1" office:value-type="string">
            <text:p>Hourly fee</text:p>
          </table:table-cell>
          <table:table-cell table:style-name="Default" office:value-type="float" office:value="950">
            <text:p>950</text:p>
          </table:table-cell>
          <table:table-cell table:style-name="ce1" office:value-type="string">
            <text:p>Tech</text:p>
          </table:table-cell>
          <table:table-cell office:value-type="float" office:value="650">
            <text:p>650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PCB Manufacture</text:p>
          </table:table-cell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ime (hours)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st/uni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ime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Create BoM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D6]*[.$E$2]" office:value-type="float" office:value="11400">
            <text:p>11400</text:p>
          </table:table-cell>
          <table:table-cell table:formula="of:=[.F6]*[.E6]" office:value-type="float" office:value="11400">
            <text:p>11400</text:p>
          </table:table-cell>
          <table:table-cell table:formula="of:=[.G6]" office:value-type="float" office:value="11400">
            <text:p>11400</text:p>
          </table:table-cell>
          <table:table-cell table:number-columns-repeated="3"/>
          <table:table-cell office:value-type="float" office:value="3000">
            <text:p>30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string">
            <text:p>Program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50">
            <text:p>2150</text:p>
          </table:table-cell>
          <table:table-cell table:style-name="ce2" table:formula="of:=[.E7]*[.F7]" office:value-type="float" office:value="2150">
            <text:p>21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Get component pricin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8]*[.$G$2]" office:value-type="float" office:value="1950">
            <text:p>1950</text:p>
          </table:table-cell>
          <table:table-cell table:style-name="ce2" table:formula="of:=[.F8]" office:value-type="float" office:value="1950">
            <text:p>195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4" office:value-type="string">
            <text:p>Design Test procedur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9]*[.E2]" office:value-type="float" office:value="7600">
            <text:p>7600</text:p>
          </table:table-cell>
          <table:table-cell table:style-name="ce2" table:formula="of:=[.F9]*[.E9]" office:value-type="float" office:value="7600">
            <text:p>7600</text:p>
          </table:table-cell>
          <table:table-cell table:formula="of:=[.G9]" office:value-type="float" office:value="7600">
            <text:p>760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4" office:value-type="string">
            <text:p>Test equipment</text:p>
          </table:table-cell>
          <table:table-cell/>
          <table:table-cell office:value-type="float" office:value="1">
            <text:p>1</text:p>
          </table:table-cell>
          <table:table-cell office:value-type="float" office:value="3000">
            <text:p>3000</text:p>
          </table:table-cell>
          <table:table-cell table:style-name="ce2" table:formula="of:=[.F10]*[.E10]" office:value-type="float" office:value="3000">
            <text:p>3000</text:p>
          </table:table-cell>
          <table:table-cell table:number-columns-repeated="2"/>
          <table:table-cell table:formula="of:=SUM([.G6:.G10])" office:value-type="float" office:value="26100">
            <text:p>26100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3"/>
          <table:table-cell table:style-name="ce1" office:value-type="string">
            <text:p>John</text:p>
          </table:table-cell>
          <table:table-cell office:value-type="string">
            <text:p>Total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string">
            <text:p>Manufacture <text:s/>board (10 off)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50">
            <text:p>550</text:p>
          </table:table-cell>
          <table:table-cell table:style-name="ce2" table:formula="of:=[.F12]*[.E12]" office:value-type="float" office:value="2750">
            <text:p>2750</text:p>
          </table:table-cell>
          <table:table-cell table:formula="of:=[.G12]" office:value-type="float" office:value="2750">
            <text:p>275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Populat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3]*[.$G$2]" office:value-type="float" office:value="1300">
            <text:p>1300</text:p>
          </table:table-cell>
          <table:table-cell table:style-name="ce2" table:formula="of:=[.E13]*[.F13]" office:value-type="float" office:value="6500">
            <text:p>6500</text:p>
          </table:table-cell>
          <table:table-cell table:formula="of:=[.G13]" office:value-type="float" office:value="6500">
            <text:p>6500</text:p>
          </table:table-cell>
          <table:table-cell table:number-columns-repeated="2"/>
          <table:table-cell table:formula="of:=300*[.E13]" office:value-type="float" office:value="1500">
            <text:p>1500</text:p>
          </table:table-cell>
          <table:table-cell table:formula="of:=[.K13]*[.E13]" office:value-type="float" office:value="7500">
            <text:p>7500</text:p>
          </table:table-cell>
          <table:table-cell table:formula="of:=[.G13]-[.K13]" office:value-type="float" office:value="5000">
            <text:p>50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Programmin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4]*[.$E$2]" office:value-type="float" office:value="1900">
            <text:p>1900</text:p>
          </table:table-cell>
          <table:table-cell table:style-name="ce2" table:formula="of:=[.D14]*[.E14]*[.$E$2]" office:value-type="float" office:value="9500">
            <text:p>9500</text:p>
          </table:table-cell>
          <table:table-cell table:formula="of:=[.G14]" office:value-type="float" office:value="9500">
            <text:p>9500</text:p>
          </table:table-cell>
          <table:table-cell table:number-columns-repeated="2"/>
          <table:table-cell table:formula="of:=300*[.E14]" office:value-type="float" office:value="1500">
            <text:p>1500</text:p>
          </table:table-cell>
          <table:table-cell table:formula="of:=[.K14]*[.E14]" office:value-type="float" office:value="7500">
            <text:p>7500</text:p>
          </table:table-cell>
          <table:table-cell table:formula="of:=[.G14]-[.K14]" office:value-type="float" office:value="8000">
            <text:p>80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Testing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D15]*[.$G$2]" office:value-type="float" office:value="1300">
            <text:p>1300</text:p>
          </table:table-cell>
          <table:table-cell table:style-name="ce2" table:formula="of:=[.F15]*[.E15]" office:value-type="float" office:value="6500">
            <text:p>6500</text:p>
          </table:table-cell>
          <table:table-cell table:formula="of:=[.G15]" office:value-type="float" office:value="6500">
            <text:p>6500</text:p>
          </table:table-cell>
          <table:table-cell table:number-columns-repeated="2"/>
          <table:table-cell table:formula="of:=500*5" office:value-type="float" office:value="2500">
            <text:p>2500</text:p>
          </table:table-cell>
          <table:table-cell table:formula="of:=[.K15]*[.E15]" office:value-type="float" office:value="12500">
            <text:p>12500</text:p>
          </table:table-cell>
          <table:table-cell table:formula="of:=[.G15]-[.K15]" office:value-type="float" office:value="4000">
            <text:p>4000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Component cost (estimate)</text:p>
          </table:table-cell>
          <table:table-cell/>
          <table:table-cell office:value-type="float" office:value="5">
            <text:p>5</text:p>
          </table:table-cell>
          <table:table-cell office:value-type="float" office:value="1500">
            <text:p>1500</text:p>
          </table:table-cell>
          <table:table-cell table:style-name="ce2" table:formula="of:=[.F16]*[.E16]" office:value-type="float" office:value="7500">
            <text:p>7500</text:p>
          </table:table-cell>
          <table:table-cell table:formula="of:=[.G16]" office:value-type="float" office:value="7500">
            <text:p>75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onsumables (Includes programmer for 2<text:span text:style-name="T5">nd</text:span> quote) </text:p>
          </table:table-cell>
          <table:table-cell table:style-name="Default"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style-name="ce2" table:formula="of:=[.F17]*[.E17]+2150" office:value-type="float" office:value="2650">
            <text:p>2650</text:p>
          </table:table-cell>
          <table:table-cell table:formula="of:=[.G17]" office:value-type="float" office:value="2650">
            <text:p>265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"/>
          <table:table-cell table:number-columns-repeated="3"/>
          <table:table-cell table:formula="of:=SUM([.K13:.K16])" office:value-type="float" office:value="5500">
            <text:p>5500</text:p>
          </table:table-cell>
          <table:table-cell table:formula="of:=SUM([.L6:.L15])" office:value-type="float" office:value="30500">
            <text:p>30500</text:p>
          </table:table-cell>
          <table:table-cell table:formula="of:=SUM([.M13:.M17])" office:value-type="float" office:value="17000">
            <text:p>17000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2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>
            <text:p>Total</text:p>
          </table:table-cell>
          <table:table-cell table:style-name="Default" table:formula="of:=SUM([.D6:.D19])" office:value-type="float" office:value="29">
            <text:p>29</text:p>
          </table:table-cell>
          <table:table-cell table:style-name="Default" table:number-columns-repeated="2"/>
          <table:table-cell table:formula="of:=SUM([.G6:.G17])" office:value-type="float" office:value="61500">
            <text:p>61500</text:p>
          </table:table-cell>
          <table:table-cell table:formula="of:=SUM([.H12:.H17])" office:value-type="float" office:value="35400">
            <text:p>354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Per board</text:p>
          </table:table-cell>
          <table:table-cell table:formula="of:=[.H20]/5" office:value-type="float" office:value="7080">
            <text:p>708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>
            <text:p>Initial costs</text:p>
          </table:table-cell>
          <table:table-cell table:formula="of:=[.H12]+[.H16]+[.H17]" office:value-type="float" office:value="12900">
            <text:p>1290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%</text:p>
          </table:table-cell>
          <table:table-cell table:formula="of:=[.H24]/[.H20]%" office:value-type="float" office:value="36.4406779661017">
            <text:p>36.4406779661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2"/>
        <table:table-column table:style-name="co7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table:style-name="Default"/>
          <table:table-cell table:style-name="ce8" office:value-type="string">
            <text:p>Crabtree Endurance Test System 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/>
          <table:table-cell table:style-name="ce1"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 table:style-name="ce8" office:value-type="string">
            <text:p>PCB Manufacture</text:p>
          </table:table-cell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style-name="ce1"/>
          <table:table-cell table:style-name="ce6" office:value-type="string">
            <text:p>Item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Cost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7" office:value-type="float" office:value="1">
            <text:p>1</text:p>
          </table:table-cell>
          <table:table-cell table:style-name="ce9" office:value-type="string">
            <text:p>Set up (create BoM, component pricing, acquire programmer and install programming software, test procedure design) – Once off</text:p>
          </table:table-cell>
          <table:table-cell table:style-name="ce10" table:formula="of:=[Sheet1.J10]" office:value-type="currency" office:currency="ZAR" office:value="26100">
            <text:p>R 26 100</text:p>
          </table:table-cell>
          <table:table-cell table:number-columns-repeated="2"/>
        </table:table-row>
        <table:table-row table:style-name="ro3">
          <table:table-cell/>
          <table:table-cell table:style-name="ce7" office:value-type="float" office:value="2">
            <text:p>2</text:p>
          </table:table-cell>
          <table:table-cell table:style-name="ce9" office:value-type="string">
            <text:p>Manufacture PCB (per unit). Includes component cost (estimate) board population, programming and testing. <text:s/>MOQ of 5 boards</text:p>
          </table:table-cell>
          <table:table-cell table:style-name="ce10" table:formula="of:=[Sheet1.K18]" office:value-type="currency" office:currency="ZAR" office:value="5500">
            <text:p>R 5 5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2"/></text:p>
          </table:table-cell>
          <table:table-cell table:formula="of:=SUM([.D6:.D7])" office:value-type="currency" office:currency="ZAR" office:value="31600">
            <text:p>R 31 6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/>
          <table:table-cell table:number-columns-repeated="3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2"/>
          <table:table-cell table:style-name="ce5"/>
          <table:table-cell table:style-name="Default" table:number-columns-repeated="2"/>
          <table:table-cell/>
        </table:table-row>
      </table:table>
      <table:table table:name="Sheet4" table:style-name="ta1" table:print="false">
        <table:table-column table:style-name="co1" table:number-columns-repeated="5" table:default-cell-style-name="Default"/>
        <table:table-row table:style-name="ro2">
          <table:table-cell table:number-columns-repeated="5"/>
        </table:table-row>
        <table:table-row table:style-name="ro1">
          <table:table-cell/>
          <table:table-cell office:value-type="string">
            <text:p>component costing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/>
          <table:table-cell office:value-type="string">
            <text:p>Phoenix combicon connector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[.D5]*[.C5]" office:value-type="float" office:value="80">
            <text:p>80</text:p>
          </table:table-cell>
        </table:table-row>
        <table:table-row table:style-name="ro2">
          <table:table-cell/>
          <table:table-cell office:value-type="string">
            <text:p>5w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D6]*[.C6]" office:value-type="float" office:value="30">
            <text:p>30</text:p>
          </table:table-cell>
        </table:table-row>
        <table:table-row table:style-name="ro2">
          <table:table-cell/>
          <table:table-cell office:value-type="string">
            <text:p>PIC16F16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[.D7]*[.C7]"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LT1785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D8]*[.C8]" office:value-type="float" office:value="120">
            <text:p>120</text:p>
          </table:table-cell>
        </table:table-row>
        <table:table-row table:style-name="ro2">
          <table:table-cell/>
          <table:table-cell office:value-type="string">
            <text:p>MAX31855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formula="of:=[.D9]*[.C9]" office:value-type="float" office:value="800">
            <text:p>800</text:p>
          </table:table-cell>
        </table:table-row>
        <table:table-row table:style-name="ro2">
          <table:table-cell/>
          <table:table-cell office:value-type="string">
            <text:p>Misc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D10]*[.C10]" office:value-type="float" office:value="50">
            <text:p>5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formula="of:=SUM([.E5:.E10])" office:value-type="float" office:value="1180">
            <text:p>1180</text:p>
          </table:table-cell>
        </table:table-row>
      </table:table>
      <table:table table:name="Sheet3" table:style-name="ta1" table:print-ranges="Sheet3.B2:Sheet3.H51">
        <table:table-column table:style-name="co1" table:default-cell-style-name="Default"/>
        <table:table-column table:style-name="co21" table:default-cell-style-name="ce15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1" table:default-cell-style-name="ce77"/>
        <table:table-column table:style-name="co1" table:number-columns-repeated="3" table:default-cell-style-name="Default"/>
        <table:table-row table:style-name="ro2">
          <table:table-cell/>
          <table:table-cell table:style-name="Default" table:number-columns-repeated="7"/>
          <table:table-cell table:number-columns-repeated="3"/>
        </table:table-row>
        <table:table-row table:style-name="ro11">
          <table:table-cell/>
          <table:table-cell table:style-name="ce62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73"/>
          <table:table-cell table:number-columns-repeated="3"/>
        </table:table-row>
        <table:table-row table:style-name="ro1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74"/>
          <table:table-cell table:number-columns-repeated="3"/>
        </table:table-row>
        <table:table-row table:style-name="ro6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75"/>
          <table:table-cell table:number-columns-repeated="3"/>
        </table:table-row>
        <table:table-row table:style-name="ro6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75"/>
          <table:table-cell table:number-columns-repeated="3"/>
        </table:table-row>
        <table:table-row table:style-name="ro6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75"/>
          <table:table-cell table:number-columns-repeated="3"/>
        </table:table-row>
        <table:table-row table:style-name="ro6">
          <table:table-cell/>
          <table:table-cell table:style-name="ce63" office:value-type="string" table:number-columns-spanned="7" table:number-rows-spanned="1">
            <text:p>083 678 2601</text:p>
          </table:table-cell>
          <table:covered-table-cell table:number-columns-repeated="5" table:style-name="ce66"/>
          <table:covered-table-cell table:style-name="ce139"/>
          <table:table-cell table:number-columns-repeated="3"/>
        </table:table-row>
        <table:table-row table:style-name="ro14">
          <table:table-cell table:number-columns-repeated="11"/>
        </table:table-row>
        <table:table-row table:style-name="ro2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78"/>
          <table:table-cell table:number-columns-repeated="3"/>
        </table:table-row>
        <table:table-row table:style-name="ro14">
          <table:table-cell/>
          <table:covered-table-cell table:style-name="ce17"/>
          <table:covered-table-cell table:number-columns-repeated="5" table:style-name="ce25"/>
          <table:covered-table-cell table:style-name="ce78"/>
          <table:table-cell table:number-columns-repeated="3"/>
        </table:table-row>
        <table:table-row table:style-name="ro8">
          <table:table-cell/>
          <table:table-cell table:style-name="ce18" office:value-type="string" table:number-columns-spanned="7" table:number-rows-spanned="1">
            <text:p>QN2305/02</text:p>
          </table:table-cell>
          <table:covered-table-cell table:number-columns-repeated="5" table:style-name="ce26"/>
          <table:covered-table-cell table:style-name="ce79"/>
          <table:table-cell table:number-columns-repeated="3"/>
        </table:table-row>
        <table:table-row table:style-name="ro6">
          <table:table-cell table:number-columns-repeated="2"/>
          <table:table-cell table:style-name="ce27" office:value-type="string">
            <text:p>Crabtree South Africa</text:p>
          </table:table-cell>
          <table:table-cell table:style-name="ce40"/>
          <table:table-cell table:style-name="ce36" office:value-type="string">
            <text:p>Att :</text:p>
          </table:table-cell>
          <table:table-cell table:style-name="ce36" office:value-type="string">
            <text:p>Nikola Ivanovic</text:p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27"/>
          <table:table-cell table:style-name="ce40"/>
          <table:table-cell/>
          <table:table-cell table:style-name="Default"/>
          <table:table-cell table:number-columns-repeated="5"/>
        </table:table-row>
        <table:table-row table:style-name="ro6">
          <table:table-cell table:number-columns-repeated="2"/>
          <table:table-cell table:style-name="Default"/>
          <table:table-cell table:style-name="ce109" office:value-type="string" table:number-columns-spanned="3" table:number-rows-spanned="1">
            <text:p><text:s/>MXTHV10 PCB Manufacture</text:p>
          </table:table-cell>
          <table:covered-table-cell/>
          <table:covered-table-cell table:style-name="Default"/>
          <table:table-cell table:number-columns-repeated="5"/>
        </table:table-row>
        <table:table-row table:style-name="ro6">
          <table:table-cell table:number-columns-repeated="2"/>
          <table:table-cell table:style-name="ce67"/>
          <table:table-cell table:style-name="ce110" office:value-type="string">
            <text:p>Description </text:p>
          </table:table-cell>
          <table:table-cell table:style-name="ce110" office:value-type="string">
            <text:p>QTY</text:p>
          </table:table-cell>
          <table:table-cell table:style-name="ce110" office:value-type="string">
            <text:p>Cost</text:p>
          </table:table-cell>
          <table:table-cell table:style-name="ce110" office:value-type="string">
            <text:p>Total</text:p>
          </table:table-cell>
          <table:table-cell table:number-columns-repeated="4"/>
        </table:table-row>
        <table:table-row table:style-name="ro16">
          <table:table-cell table:number-columns-repeated="2"/>
          <table:table-cell table:style-name="ce68" office:value-type="float" office:value="1">
            <text:p>1</text:p>
          </table:table-cell>
          <table:table-cell table:style-name="ce111" office:value-type="string">
            <text:p>Set up (Once off) includes</text:p>
          </table:table-cell>
          <table:table-cell table:style-name="ce119" office:value-type="float" office:value="1">
            <text:p>1</text:p>
          </table:table-cell>
          <table:table-cell table:style-name="ce126" office:value-type="currency" office:currency="ZAR" office:value="26100">
            <text:p>R 26 100</text:p>
          </table:table-cell>
          <table:table-cell table:style-name="ce126" table:formula="of:=[.F16]" office:value-type="currency" office:currency="ZAR" office:value="26100">
            <text:p>R 26 100</text:p>
          </table:table-cell>
          <table:table-cell table:number-columns-repeated="4"/>
        </table:table-row>
        <table:table-row table:style-name="ro16">
          <table:table-cell table:number-columns-repeated="2"/>
          <table:table-cell table:style-name="ce68"/>
          <table:table-cell table:style-name="ce112" office:value-type="string">
            <text:p><text:span text:style-name="T7">● </text:span>Creation of Bill of Materials from existing board</text:p>
          </table:table-cell>
          <table:table-cell table:style-name="ce119"/>
          <table:table-cell table:style-name="ce126" table:number-columns-repeated="2"/>
          <table:table-cell table:number-columns-repeated="4"/>
        </table:table-row>
        <table:table-row table:style-name="ro16">
          <table:table-cell table:number-columns-repeated="2"/>
          <table:table-cell table:style-name="ce68"/>
          <table:table-cell table:style-name="ce112" office:value-type="string">
            <text:p><text:span text:style-name="T7">● </text:span>Component costing</text:p>
          </table:table-cell>
          <table:table-cell table:style-name="ce119"/>
          <table:table-cell table:style-name="ce126" table:number-columns-repeated="2"/>
          <table:table-cell table:number-columns-repeated="4"/>
        </table:table-row>
        <table:table-row table:style-name="ro16">
          <table:table-cell table:number-columns-repeated="2"/>
          <table:table-cell table:style-name="ce68"/>
          <table:table-cell table:style-name="ce113" office:value-type="string">
            <text:p>● Purchase of programmer and programming software</text:p>
          </table:table-cell>
          <table:table-cell table:style-name="ce120" table:number-columns-repeated="2"/>
          <table:table-cell table:style-name="ce133"/>
          <table:table-cell table:number-columns-repeated="4"/>
        </table:table-row>
        <table:table-row table:style-name="ro20">
          <table:table-cell table:number-columns-repeated="2"/>
          <table:table-cell table:style-name="ce68"/>
          <table:table-cell table:style-name="ce113" office:value-type="string">
            <text:p>● Test procedure design</text:p>
          </table:table-cell>
          <table:table-cell table:style-name="ce120" table:number-columns-repeated="2"/>
          <table:table-cell table:style-name="ce133"/>
          <table:table-cell table:number-columns-repeated="4"/>
        </table:table-row>
        <table:table-row table:style-name="ro21">
          <table:table-cell table:number-columns-repeated="2"/>
          <table:table-cell table:style-name="ce69"/>
          <table:table-cell table:style-name="ce114" office:value-type="string">
            <text:p>● Components for test procedure</text:p>
          </table:table-cell>
          <table:table-cell table:style-name="ce121"/>
          <table:table-cell table:style-name="ce127"/>
          <table:table-cell table:style-name="ce134"/>
          <table:table-cell table:number-columns-repeated="4"/>
        </table:table-row>
        <table:table-row table:style-name="ro15">
          <table:table-cell table:number-columns-repeated="2"/>
          <table:table-cell table:style-name="ce70"/>
          <table:table-cell table:style-name="ce115"/>
          <table:table-cell table:style-name="ce122"/>
          <table:table-cell table:style-name="ce128"/>
          <table:table-cell table:style-name="ce135"/>
          <table:table-cell table:number-columns-repeated="4"/>
        </table:table-row>
        <table:table-row table:style-name="ro13">
          <table:table-cell table:number-columns-repeated="2"/>
          <table:table-cell table:style-name="ce71"/>
          <table:table-cell table:style-name="ce116" office:value-type="string">
            <text:p>Manufacture PCB (per unit). Includes <text:s/></text:p>
          </table:table-cell>
          <table:table-cell table:style-name="ce123" office:value-type="float" office:value="5">
            <text:p>5</text:p>
          </table:table-cell>
          <table:table-cell table:style-name="ce129" office:value-type="currency" office:currency="ZAR" office:value="5775">
            <text:p>R 5 775</text:p>
          </table:table-cell>
          <table:table-cell table:style-name="ce129" table:formula="of:=[.F23]*[.E23]" office:value-type="currency" office:currency="ZAR" office:value="28875">
            <text:p>R 28 875</text:p>
          </table:table-cell>
          <table:table-cell table:number-columns-repeated="4"/>
        </table:table-row>
        <table:table-row table:style-name="ro16">
          <table:table-cell table:number-columns-repeated="2"/>
          <table:table-cell table:style-name="ce76"/>
          <table:table-cell table:style-name="ce117" office:value-type="string">
            <text:p>● PCB manufacture</text:p>
          </table:table-cell>
          <table:table-cell table:style-name="ce124" table:number-columns-repeated="3"/>
          <table:table-cell table:number-columns-repeated="4"/>
        </table:table-row>
        <table:table-row table:style-name="ro16">
          <table:table-cell table:number-columns-repeated="2"/>
          <table:table-cell table:style-name="ce80"/>
          <table:table-cell table:style-name="ce117" office:value-type="string">
            <text:p>● Purchase of components</text:p>
          </table:table-cell>
          <table:table-cell table:style-name="ce125"/>
          <table:table-cell table:style-name="ce124"/>
          <table:table-cell table:style-name="ce136"/>
          <table:table-cell table:number-columns-repeated="4"/>
        </table:table-row>
        <table:table-row table:style-name="ro16">
          <table:table-cell table:number-columns-repeated="2"/>
          <table:table-cell table:style-name="ce80"/>
          <table:table-cell table:style-name="ce117" office:value-type="string">
            <text:p>● component cost</text:p>
          </table:table-cell>
          <table:table-cell table:style-name="ce125"/>
          <table:table-cell table:style-name="ce124"/>
          <table:table-cell table:style-name="ce136"/>
          <table:table-cell table:number-columns-repeated="4"/>
        </table:table-row>
        <table:table-row table:style-name="ro6">
          <table:table-cell table:number-columns-repeated="2"/>
          <table:table-cell table:style-name="ce80"/>
          <table:table-cell table:style-name="ce118" office:value-type="string">
            <text:p>● Population of boards</text:p>
          </table:table-cell>
          <table:table-cell table:style-name="ce125"/>
          <table:table-cell table:style-name="ce124"/>
          <table:table-cell table:style-name="ce136"/>
          <table:table-cell table:number-columns-repeated="4"/>
        </table:table-row>
        <table:table-row table:style-name="ro16">
          <table:table-cell table:number-columns-repeated="2"/>
          <table:table-cell table:style-name="ce80"/>
          <table:table-cell table:style-name="ce117" office:value-type="string">
            <text:p>● Programming and Testing</text:p>
          </table:table-cell>
          <table:table-cell table:style-name="ce125"/>
          <table:table-cell table:style-name="ce124"/>
          <table:table-cell table:style-name="ce136"/>
          <table:table-cell table:number-columns-repeated="4"/>
        </table:table-row>
        <table:table-row table:style-name="ro15">
          <table:table-cell table:number-columns-repeated="2"/>
          <table:table-cell table:style-name="ce102" table:number-columns-repeated="3"/>
          <table:table-cell table:style-name="ce130"/>
          <table:table-cell table:style-name="ce137"/>
          <table:table-cell table:number-columns-repeated="4"/>
        </table:table-row>
        <table:table-row table:style-name="ro20">
          <table:table-cell table:number-columns-repeated="5"/>
          <table:table-cell table:style-name="ce131" office:value-type="string">
            <text:p>Sub Total</text:p>
          </table:table-cell>
          <table:table-cell table:style-name="ce10" table:formula="of:=SUM([.G16:.G29])" office:value-type="currency" office:currency="ZAR" office:value="54975">
            <text:p>R 54 975</text:p>
          </table:table-cell>
          <table:table-cell table:number-columns-repeated="2"/>
          <table:table-cell table:formula="of:=[.G30]*0.1" office:value-type="currency" office:currency="ZAR" office:value="5497.5">
            <text:p>R 5 498</text:p>
          </table:table-cell>
          <table:table-cell/>
        </table:table-row>
        <table:table-row table:style-name="ro6">
          <table:table-cell table:number-columns-repeated="3"/>
          <table:table-cell table:style-name="Default" table:number-columns-repeated="2"/>
          <table:table-cell table:style-name="ce132"/>
          <table:table-cell table:style-name="ce138"/>
          <table:table-cell table:number-columns-repeated="4"/>
        </table:table-row>
        <table:table-row table:style-name="ro6">
          <table:table-cell table:number-columns-repeated="5"/>
          <table:table-cell table:style-name="ce65" office:value-type="string">
            <text:p>Total</text:p>
          </table:table-cell>
          <table:table-cell table:style-name="ce10" table:formula="of:=[.G30]" office:value-type="currency" office:currency="ZAR" office:value="54975">
            <text:p>R 54 975</text:p>
          </table:table-cell>
          <table:table-cell table:number-columns-repeated="2"/>
          <table:table-cell table:formula="of:=[.G30]-[.J30]" office:value-type="currency" office:currency="ZAR" office:value="49477.5">
            <text:p>R 49 478</text:p>
          </table:table-cell>
          <table:table-cell/>
        </table:table-row>
        <table:table-row table:style-name="ro6">
          <table:table-cell/>
          <table:table-cell>
            <draw:custom-shape table:end-cell-address="Sheet3.H51" table:end-x="0.152cm" table:end-y="0.074cm" draw:z-index="0" draw:name="TextBox 4" draw:style-name="gr1" draw:text-style-name="P1" svg:width="15.92cm" svg:height="7.65cm" svg:x="0.121cm" svg:y="0.079cm">
              <text:p><text:span text:style-name="T2">Payment Terms : <text:s/></text:span><text:span text:style-name="T3">COD</text:span></text:p>
              <text:p><text:span text:style-name="T3"><text:tab/></text:span><text:span text:style-name="T3"> <text:s text:c="3"/></text:span><text:span text:style-name="T3"><text:tab/></text:span><text:span text:style-name="T3"><text:tab/></text:span><text:span text:style-name="T3"><text:tab/></text:span><text:span text:style-name="T3">10% discount with payment of 20% deposit on order </text:span></text:p>
              <text:p><text:span text:style-name="T3"> </text:span></text:p>
              <text:p><text:span text:style-name="T2">Delivery <text:s/>:</text:span><text:span text:style-name="T2"><text:tab/></text:span><text:span text:style-name="T3">3 Weeks </text:span></text:p>
              <text:p><text:span text:style-name="T3"/></text:p>
              <text:p><text:span text:style-name="T2">Validity :</text:span><text:span text:style-name="T3"><text:tab/></text:span><text:span text:style-name="T3"> <text:s text:c="2"/></text:span><text:span text:style-name="T3"><text:tab/></text:span><text:span text:style-name="T3">30 days</text:span></text:p>
              <text:p><text:span text:style-name="T3"/></text:p>
              <text:p><text:span text:style-name="T4">Guarantee</text:span><text:span text:style-name="T4"><text:tab/></text:span><text:span text:style-name="T6">Our components and systems are guaranteed for 12 months unless otherwise stated. </text:span><text:span text:style-name="T6"><text:tab/></text:span><text:span text:style-name="T6"><text:tab/></text:span><text:span text:style-name="T6"><text:tab/></text:span><text:span text:style-name="T6"><text:tab/></text:span><text:span text:style-name="T6">Guarantees <text:s/>supplied by <text:s/>sub suppliers and principle component manufacturer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upersede this if there is a discrepancy. All <text:s/>guarantees <text:s/>fall away if the equipment is not </text:span><text:span text:style-name="T6"><text:tab/></text:span><text:span text:style-name="T6"><text:tab/></text:span><text:span text:style-name="T6"><text:tab/></text:span><text:span text:style-name="T6"><text:tab/></text:span><text:span text:style-name="T6">utilised as per manufacturer </text:span><text:span text:style-name="T6"><text:tab/></text:span><text:span text:style-name="T6">guidelines or modified in any way </text:span><text:span text:style-name="T6"><text:tab/></text:span><text:span text:style-name="T6">without our written </text:span><text:span text:style-name="T6"><text:tab/></text:span><text:span text:style-name="T6"><text:tab/></text:span><text:span text:style-name="T6"><text:tab/></text:span><text:span text:style-name="T6"><text:tab/></text:span><text:span text:style-name="T6">consent.</text:span></text:p>
              <text:p><text:span text:style-name="T3"/></text:p>
              <text:p><text:span text:style-name="T4">Consequential damage</text:span><text:span text:style-name="T6"> </text:span></text:p>
              <text:p><text:span text:style-name="T6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3"> </text:span></text:p>
              <text:p><text:span text:style-name="T3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72"/>
          <table:table-cell table:number-columns-repeated="4"/>
        </table:table-row>
        <table:table-row table:style-name="ro6">
          <table:table-cell table:number-columns-repeated="6"/>
          <table:table-cell table:style-name="ce72"/>
          <table:table-cell/>
          <table:table-cell office:value-type="string">
            <text:p>deposit</text:p>
          </table:table-cell>
          <table:table-cell table:formula="of:=[.J32]*0.2" office:value-type="currency" office:currency="ZAR" office:value="9895.5">
            <text:p>R 9 896</text:p>
          </table:table-cell>
          <table:table-cell/>
        </table:table-row>
        <table:table-row table:style-name="ro6">
          <table:table-cell table:number-columns-repeated="6"/>
          <table:table-cell table:style-name="ce72"/>
          <table:table-cell/>
          <table:table-cell office:value-type="string">
            <text:p>balance</text:p>
          </table:table-cell>
          <table:table-cell table:formula="of:=[.J32]-[.J34]" office:value-type="currency" office:currency="ZAR" office:value="39582">
            <text:p>R 39 582</text:p>
          </table:table-cell>
          <table:table-cell/>
        </table:table-row>
        <table:table-row table:style-name="ro6">
          <table:table-cell table:number-columns-repeated="6"/>
          <table:table-cell table:style-name="ce72"/>
          <table:table-cell table:number-columns-repeated="4"/>
        </table:table-row>
        <table:table-row table:style-name="ro6">
          <table:table-cell table:number-columns-repeated="6"/>
          <table:table-cell table:style-name="ce72"/>
          <table:table-cell table:number-columns-repeated="3"/>
          <table:table-cell table:formula="of:=[.G32]*0.1" office:value-type="currency" office:currency="ZAR" office:value="5497.5">
            <text:p>R 5 498</text:p>
          </table:table-cell>
        </table:table-row>
        <table:table-row table:style-name="ro6" table:number-rows-repeated="3">
          <table:table-cell table:number-columns-repeated="6"/>
          <table:table-cell table:style-name="ce72"/>
          <table:table-cell table:number-columns-repeated="4"/>
        </table:table-row>
        <table:table-row table:style-name="ro6">
          <table:table-cell table:number-columns-repeated="2"/>
          <table:table-cell table:style-name="ce36"/>
          <table:table-cell table:number-columns-repeated="8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2"/>
          <table:table-cell table:style-name="ce106" table:number-columns-spanned="2" table:number-rows-spanned="1"/>
          <table:covered-table-cell table:style-name="ce107"/>
          <table:table-cell table:number-columns-repeated="7"/>
        </table:table-row>
        <table:table-row table:style-name="ro14">
          <table:table-cell table:number-columns-repeated="11"/>
        </table:table-row>
        <table:table-row table:style-name="ro22">
          <table:table-cell table:number-columns-repeated="2"/>
          <table:table-cell table:style-name="ce107" table:number-columns-repeated="2"/>
          <table:table-cell table:number-columns-repeated="7"/>
        </table:table-row>
        <table:table-row table:style-name="ro23">
          <table:table-cell table:number-columns-repeated="11"/>
        </table:table-row>
        <table:table-row table:style-name="ro6">
          <table:table-cell table:number-columns-repeated="11"/>
        </table:table-row>
        <table:table-row table:style-name="ro14">
          <table:table-cell table:number-columns-repeated="11"/>
        </table:table-row>
        <table:table-row table:style-name="ro15">
          <table:table-cell table:number-columns-repeated="11"/>
        </table:table-row>
        <table:table-row table:style-name="ro14">
          <table:table-cell table:number-columns-repeated="11"/>
        </table:table-row>
        <table:table-row table:style-name="ro24">
          <table:table-cell/>
          <table:table-cell table:style-name="ce64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8"/>
          <table:covered-table-cell table:style-name="ce140"/>
          <table:table-cell table:number-columns-repeated="3"/>
        </table:table-row>
      </table:table>
      <table:table table:name="Sheet5" table:style-name="ta1" table:print-ranges="Sheet5.B3:Sheet5.H45">
        <table:table-column table:style-name="co1" table:default-cell-style-name="Default"/>
        <table:table-column table:style-name="co14" table:default-cell-style-name="ce8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ce100"/>
        <table:table-row table:style-name="ro2" table:number-rows-repeated="2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7">
          <table:table-cell/>
          <table:table-cell table:style-name="ce8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73"/>
        </table:table-row>
        <table:table-row table:style-name="ro18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74"/>
        </table:table-row>
        <table:table-row table:style-name="ro6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75"/>
        </table:table-row>
        <table:table-row table:style-name="ro6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75"/>
        </table:table-row>
        <table:table-row table:style-name="ro6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75"/>
        </table:table-row>
        <table:table-row table:style-name="ro6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84"/>
          <table:covered-table-cell table:style-name="ce75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</table:table-row>
        <table:table-row table:style-name="ro2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78"/>
        </table:table-row>
        <table:table-row table:style-name="ro2">
          <table:table-cell/>
          <table:covered-table-cell table:style-name="ce17"/>
          <table:covered-table-cell table:number-columns-repeated="5" table:style-name="ce25"/>
          <table:covered-table-cell table:style-name="ce78"/>
        </table:table-row>
        <table:table-row table:style-name="ro8">
          <table:table-cell/>
          <table:table-cell table:style-name="ce18" office:value-type="string" table:number-columns-spanned="7" table:number-rows-spanned="1">
            <text:p>IN2311/04B</text:p>
          </table:table-cell>
          <table:covered-table-cell table:number-columns-repeated="5" table:style-name="ce26"/>
          <table:covered-table-cell table:style-name="ce79"/>
        </table:table-row>
        <table:table-row table:style-name="ro13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40"/>
          <table:table-cell table:style-name="ce36" office:value-type="string">
            <text:p>Att :</text:p>
          </table:table-cell>
          <table:table-cell table:style-name="ce36" office:value-type="string">
            <text:p>Rose Lesese</text:p>
          </table:table-cell>
          <table:table-cell table:style-name="ce24"/>
          <table:table-cell table:style-name="ce77"/>
        </table:table-row>
        <table:table-row table:style-name="ro6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89" office:value-type="float" office:value="4700071872">
            <text:p>4700071872</text:p>
          </table:table-cell>
          <table:table-cell table:style-name="ce24" office:value-type="string">
            <text:p>Date</text:p>
          </table:table-cell>
          <table:table-cell/>
          <table:table-cell table:style-name="ce24"/>
          <table:table-cell table:style-name="ce77"/>
        </table:table-row>
        <table:table-row table:style-name="ro6">
          <table:table-cell/>
          <table:table-cell table:style-name="ce15"/>
          <table:table-cell table:style-name="ce27"/>
          <table:table-cell table:style-name="ce40"/>
          <table:table-cell table:style-name="ce24"/>
          <table:table-cell/>
          <table:table-cell table:style-name="ce24"/>
          <table:table-cell table:style-name="ce77"/>
        </table:table-row>
        <table:table-row table:style-name="ro13">
          <table:table-cell/>
          <table:table-cell table:style-name="ce15"/>
          <table:table-cell/>
          <table:table-cell table:style-name="ce90" office:value-type="string">
            <text:p>MXTHV10 PCB Manufacture – 2<text:span text:style-name="T5">nd</text:span> Payment</text:p>
          </table:table-cell>
          <table:table-cell table:style-name="ce24"/>
          <table:table-cell/>
          <table:table-cell table:style-name="ce24"/>
          <table:table-cell table:style-name="ce77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</table:table-row>
        <table:table-row table:style-name="ro13">
          <table:table-cell/>
          <table:table-cell table:style-name="ce15"/>
          <table:table-cell table:style-name="ce85"/>
          <table:table-cell table:style-name="ce91" office:value-type="string">
            <text:p>Description </text:p>
          </table:table-cell>
          <table:table-cell table:style-name="ce91" office:value-type="string">
            <text:p>Qty</text:p>
          </table:table-cell>
          <table:table-cell table:style-name="ce91" office:value-type="string">
            <text:p>Cost</text:p>
          </table:table-cell>
          <table:table-cell table:style-name="ce91" office:value-type="string">
            <text:p>Total</text:p>
          </table:table-cell>
          <table:table-cell table:style-name="ce77"/>
        </table:table-row>
        <table:table-row table:style-name="ro19">
          <table:table-cell/>
          <table:table-cell table:style-name="ce15"/>
          <table:table-cell table:style-name="ce86" office:value-type="float" office:value="1">
            <text:p>1</text:p>
          </table:table-cell>
          <table:table-cell table:style-name="ce92" office:value-type="string">
            <text:p>MXTHV10 PCB Manufacture Balance remaining less 10%</text:p>
          </table:table-cell>
          <table:table-cell table:style-name="ce94" office:value-type="float" office:value="1">
            <text:p>1</text:p>
          </table:table-cell>
          <table:table-cell table:style-name="ce95" office:value-type="currency" office:currency="ZAR" office:value="23010">
            <text:p>R 23 010</text:p>
          </table:table-cell>
          <table:table-cell table:style-name="ce95" table:formula="of:=[.F19]" office:value-type="currency" office:currency="ZAR" office:value="23010">
            <text:p>R 23 010</text:p>
          </table:table-cell>
          <table:table-cell table:style-name="ce77"/>
        </table:table-row>
        <table:table-row table:style-name="ro6">
          <table:table-cell/>
          <table:table-cell table:style-name="ce15"/>
          <table:table-cell table:style-name="ce87" table:number-columns-repeated="3"/>
          <table:table-cell table:style-name="ce96"/>
          <table:table-cell table:style-name="ce98"/>
          <table:table-cell table:style-name="ce77"/>
        </table:table-row>
        <table:table-row table:style-name="ro6">
          <table:table-cell/>
          <table:table-cell table:style-name="ce15"/>
          <table:table-cell table:style-name="ce24" table:number-columns-repeated="3"/>
          <table:table-cell table:style-name="ce65" office:value-type="string">
            <text:p>Total</text:p>
          </table:table-cell>
          <table:table-cell table:style-name="ce10" table:formula="of:=[.G19]" office:value-type="currency" office:currency="ZAR" office:value="23010">
            <text:p>R 23 010</text:p>
          </table:table-cell>
          <table:table-cell table:style-name="ce77"/>
        </table:table-row>
        <table:table-row table:style-name="ro6">
          <table:table-cell/>
          <table:table-cell table:style-name="ce15"/>
          <table:table-cell table:style-name="ce24"/>
          <table:table-cell table:number-columns-repeated="2"/>
          <table:table-cell table:style-name="ce97"/>
          <table:table-cell table:style-name="ce99"/>
          <table:table-cell table:style-name="ce77"/>
        </table:table-row>
        <table:table-row table:style-name="ro6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77"/>
        </table:table-row>
        <table:table-row table:style-name="ro6" table:number-rows-repeated="2">
          <table:table-cell/>
          <table:table-cell table:style-name="ce15"/>
          <table:table-cell table:style-name="ce24" table:number-columns-repeated="4"/>
          <table:table-cell table:style-name="ce72"/>
          <table:table-cell table:style-name="ce77"/>
        </table:table-row>
        <table:table-row table:style-name="ro2" table:number-rows-repeated="19">
          <table:table-cell table:number-columns-repeated="8"/>
        </table:table-row>
        <table:table-row table:style-name="ro1">
          <table:table-cell/>
          <table:table-cell table:style-name="ce83" office:value-type="string" table:number-columns-spanned="7" table:number-rows-spanned="1">
            <text:p>Directors : M.A Westwood, P.J.Westwood</text:p>
          </table:table-cell>
          <table:covered-table-cell table:style-name="ce88"/>
          <table:covered-table-cell table:style-name="ce93"/>
          <table:covered-table-cell table:number-columns-repeated="3" table:style-name="ce88"/>
          <table:covered-table-cell table:style-name="ce101"/>
        </table:table-row>
      </table:table>
      <table:table table:name="Quote 2" table:style-name="ta1" table:print-ranges="'Quote 2'.B2:'Quote 2'.H44"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2">
          <table:table-cell table:number-columns-repeated="10"/>
        </table:table-row>
        <table:table-row table:style-name="ro11">
          <table:table-cell/>
          <table:table-cell table:style-name="ce62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73"/>
          <table:table-cell table:number-columns-repeated="2"/>
        </table:table-row>
        <table:table-row table:style-name="ro1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74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63" office:value-type="string" table:number-columns-spanned="7" table:number-rows-spanned="1">
            <text:p>083 678 2601</text:p>
          </table:table-cell>
          <table:covered-table-cell table:number-columns-repeated="5" table:style-name="ce66"/>
          <table:covered-table-cell table:style-name="ce139"/>
          <table:table-cell table:number-columns-repeated="2"/>
        </table:table-row>
        <table:table-row table:style-name="ro14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2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78"/>
          <table:table-cell table:number-columns-repeated="2"/>
        </table:table-row>
        <table:table-row table:style-name="ro14">
          <table:table-cell/>
          <table:covered-table-cell table:style-name="ce17"/>
          <table:covered-table-cell table:number-columns-repeated="5" table:style-name="ce25"/>
          <table:covered-table-cell table:style-name="ce78"/>
          <table:table-cell table:number-columns-repeated="2"/>
        </table:table-row>
        <table:table-row table:style-name="ro8">
          <table:table-cell/>
          <table:table-cell table:style-name="ce18" office:value-type="string" table:number-columns-spanned="7" table:number-rows-spanned="1">
            <text:p>QN2311/02</text:p>
          </table:table-cell>
          <table:covered-table-cell table:number-columns-repeated="5" table:style-name="ce26"/>
          <table:covered-table-cell table:style-name="ce79"/>
          <table:table-cell table:number-columns-repeated="2"/>
        </table:table-row>
        <table:table-row table:style-name="ro6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40"/>
          <table:table-cell table:style-name="ce36" office:value-type="string">
            <text:p>Att :</text:p>
          </table:table-cell>
          <table:table-cell table:style-name="ce36" office:value-type="string">
            <text:p>Nikola Ivanovic</text:p>
          </table:table-cell>
          <table:table-cell table:style-name="ce24"/>
          <table:table-cell table:style-name="ce77"/>
          <table:table-cell table:number-columns-repeated="2"/>
        </table:table-row>
        <table:table-row table:style-name="ro15">
          <table:table-cell/>
          <table:table-cell table:style-name="ce15"/>
          <table:table-cell table:style-name="ce27"/>
          <table:table-cell table:style-name="ce40" office:value-type="string">
            <text:p>sSc vm&lt;</text:p>
          </table:table-cell>
          <table:table-cell table:style-name="ce24"/>
          <table:table-cell/>
          <table:table-cell table:style-name="ce24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/>
          <table:table-cell table:style-name="ce109" table:number-columns-spanned="3" table:number-rows-spanned="1"/>
          <table:covered-table-cell table:style-name="ce24"/>
          <table:covered-table-cell/>
          <table:table-cell table:style-name="ce24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67"/>
          <table:table-cell table:style-name="ce110" office:value-type="string">
            <text:p>Description </text:p>
          </table:table-cell>
          <table:table-cell table:style-name="ce110" office:value-type="string">
            <text:p>QTY</text:p>
          </table:table-cell>
          <table:table-cell table:style-name="ce110" office:value-type="string">
            <text:p>Cost</text:p>
          </table:table-cell>
          <table:table-cell table:style-name="ce110" office:value-type="string">
            <text:p>Total</text:p>
          </table:table-cell>
          <table:table-cell table:style-name="ce77"/>
          <table:table-cell table:number-columns-repeated="2"/>
        </table:table-row>
        <table:table-row table:style-name="ro13">
          <table:table-cell/>
          <table:table-cell table:style-name="ce15"/>
          <table:table-cell table:style-name="ce71"/>
          <table:table-cell table:style-name="ce116" office:value-type="string">
            <text:p>Manufacture PCB (per unit). Includes <text:s/></text:p>
          </table:table-cell>
          <table:table-cell table:style-name="ce141" office:value-type="float" office:value="5">
            <text:p>5</text:p>
          </table:table-cell>
          <table:table-cell table:style-name="ce129" office:value-type="currency" office:currency="ZAR" office:value="7080">
            <text:p>R 7 080</text:p>
          </table:table-cell>
          <table:table-cell table:style-name="ce129" table:formula="of:=[.F16]*[.E16]" office:value-type="currency" office:currency="ZAR" office:value="35400">
            <text:p>R 35 400</text:p>
          </table:table-cell>
          <table:table-cell table:style-name="ce77"/>
          <table:table-cell table:number-columns-repeated="2"/>
        </table:table-row>
        <table:table-row table:style-name="ro16">
          <table:table-cell/>
          <table:table-cell table:style-name="ce15"/>
          <table:table-cell table:style-name="ce76"/>
          <table:table-cell table:style-name="ce117" office:value-type="string">
            <text:p>● PCB manufacture</text:p>
          </table:table-cell>
          <table:table-cell table:style-name="ce124" table:number-columns-repeated="3"/>
          <table:table-cell table:style-name="ce77"/>
          <table:table-cell table:number-columns-repeated="2"/>
        </table:table-row>
        <table:table-row table:style-name="ro16">
          <table:table-cell/>
          <table:table-cell table:style-name="ce15"/>
          <table:table-cell table:style-name="ce80"/>
          <table:table-cell table:style-name="ce117" office:value-type="string">
            <text:p>● Purchase of components</text:p>
          </table:table-cell>
          <table:table-cell table:style-name="ce125"/>
          <table:table-cell table:style-name="ce124"/>
          <table:table-cell table:style-name="ce136"/>
          <table:table-cell table:style-name="ce77"/>
          <table:table-cell table:number-columns-repeated="2"/>
        </table:table-row>
        <table:table-row table:style-name="ro16">
          <table:table-cell/>
          <table:table-cell table:style-name="ce15"/>
          <table:table-cell table:style-name="ce80"/>
          <table:table-cell table:style-name="ce117" office:value-type="string">
            <text:p>● component cost</text:p>
          </table:table-cell>
          <table:table-cell table:style-name="ce125"/>
          <table:table-cell table:style-name="ce124"/>
          <table:table-cell table:style-name="ce136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80"/>
          <table:table-cell table:style-name="ce118" office:value-type="string">
            <text:p>● Population of boards</text:p>
          </table:table-cell>
          <table:table-cell table:style-name="ce125"/>
          <table:table-cell table:style-name="ce124"/>
          <table:table-cell table:style-name="ce136"/>
          <table:table-cell table:style-name="ce77"/>
          <table:table-cell table:number-columns-repeated="2"/>
        </table:table-row>
        <table:table-row table:style-name="ro16">
          <table:table-cell/>
          <table:table-cell table:style-name="ce15"/>
          <table:table-cell table:style-name="ce80"/>
          <table:table-cell table:style-name="ce117" office:value-type="string">
            <text:p>● Programming and Testing</text:p>
          </table:table-cell>
          <table:table-cell table:style-name="ce125"/>
          <table:table-cell table:style-name="ce124"/>
          <table:table-cell table:style-name="ce136"/>
          <table:table-cell table:style-name="ce77"/>
          <table:table-cell table:number-columns-repeated="2"/>
        </table:table-row>
        <table:table-row table:style-name="ro15">
          <table:table-cell/>
          <table:table-cell table:style-name="ce15"/>
          <table:table-cell table:style-name="ce102" table:number-columns-repeated="3"/>
          <table:table-cell table:style-name="ce130"/>
          <table:table-cell table:style-name="ce137"/>
          <table:table-cell table:style-name="ce77"/>
          <table:table-cell table:number-columns-repeated="2"/>
        </table:table-row>
        <table:table-row table:style-name="ro20">
          <table:table-cell/>
          <table:table-cell table:style-name="ce15"/>
          <table:table-cell table:style-name="ce24" table:number-columns-repeated="3"/>
          <table:table-cell table:style-name="ce131" office:value-type="string">
            <text:p>Sub Total</text:p>
          </table:table-cell>
          <table:table-cell table:style-name="ce10" table:formula="of:=SUM([.G16:.G22])" office:value-type="currency" office:currency="ZAR" office:value="35400">
            <text:p>R 35 400</text:p>
          </table:table-cell>
          <table:table-cell table:style-name="ce77"/>
          <table:table-cell/>
          <table:table-cell table:formula="of:=[.G23]*0.1" office:value-type="currency" office:currency="ZAR" office:value="3540">
            <text:p>R 3 540</text:p>
          </table:table-cell>
        </table:table-row>
        <table:table-row table:style-name="ro6">
          <table:table-cell/>
          <table:table-cell table:style-name="ce15"/>
          <table:table-cell table:style-name="ce24"/>
          <table:table-cell table:number-columns-repeated="2"/>
          <table:table-cell table:style-name="ce132"/>
          <table:table-cell table:style-name="ce138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3"/>
          <table:table-cell table:style-name="ce65" office:value-type="string">
            <text:p>Total</text:p>
          </table:table-cell>
          <table:table-cell table:style-name="ce10" table:formula="of:=[.G23]" office:value-type="currency" office:currency="ZAR" office:value="35400">
            <text:p>R 35 400</text:p>
          </table:table-cell>
          <table:table-cell table:style-name="ce77"/>
          <table:table-cell/>
          <table:table-cell table:formula="of:=[.G23]-[.J23]" office:value-type="currency" office:currency="ZAR" office:value="31860">
            <text:p>R 31 860</text:p>
          </table:table-cell>
        </table:table-row>
        <table:table-row table:style-name="ro6">
          <table:table-cell/>
          <table:table-cell table:style-name="ce15">
            <draw:custom-shape table:end-cell-address="'Quote 2'.H42" table:end-x="0.152cm" table:end-y="0.164cm" draw:z-index="0" draw:name="TextBox 4" draw:style-name="gr1" draw:text-style-name="P1" svg:width="15.92cm" svg:height="7.163cm" svg:x="0.121cm" svg:y="0.079cm">
              <text:p><text:span text:style-name="T2">Payment Terms : <text:s/>35% On Order</text:span></text:p>
              <text:p><text:span text:style-name="T3"><text:tab/></text:span><text:span text:style-name="T3"> <text:s text:c="3"/></text:span><text:span text:style-name="T3"><text:tab/></text:span><text:span text:style-name="T3"><text:tab/></text:span><text:span text:style-name="T3"><text:tab/></text:span><text:span text:style-name="T3">65% C.O.D.</text:span></text:p>
              <text:p><text:span text:style-name="T3"> </text:span></text:p>
              <text:p><text:span text:style-name="T2">Delivery <text:s/>:</text:span><text:span text:style-name="T2"><text:tab/></text:span><text:span text:style-name="T2">8 </text:span><text:span text:style-name="T3">Weeks </text:span></text:p>
              <text:p><text:span text:style-name="T3"/></text:p>
              <text:p><text:span text:style-name="T2">Validity :</text:span><text:span text:style-name="T3"><text:tab/></text:span><text:span text:style-name="T3"> <text:s text:c="2"/></text:span><text:span text:style-name="T3"><text:tab/></text:span><text:span text:style-name="T3">30 days</text:span></text:p>
              <text:p><text:span text:style-name="T3"/></text:p>
              <text:p><text:span text:style-name="T4">Guarantee</text:span><text:span text:style-name="T4"><text:tab/></text:span><text:span text:style-name="T6">Our components and systems are guaranteed for 12 months unless otherwise stated. </text:span><text:span text:style-name="T6"><text:tab/></text:span><text:span text:style-name="T6"><text:tab/></text:span><text:span text:style-name="T6"><text:tab/></text:span><text:span text:style-name="T6"><text:tab/></text:span><text:span text:style-name="T6">Guarantees <text:s/>supplied by <text:s/>sub suppliers and principle component manufacturer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upersede this if there is a discrepancy. All <text:s/>guarantees <text:s/>fall away if the equipment is not </text:span><text:span text:style-name="T6"><text:tab/></text:span><text:span text:style-name="T6"><text:tab/></text:span><text:span text:style-name="T6"><text:tab/></text:span><text:span text:style-name="T6"><text:tab/></text:span><text:span text:style-name="T6">utilised as per manufacturer </text:span><text:span text:style-name="T6"><text:tab/></text:span><text:span text:style-name="T6">guidelines or modified in any way </text:span><text:span text:style-name="T6"><text:tab/></text:span><text:span text:style-name="T6">without our written </text:span><text:span text:style-name="T6"><text:tab/></text:span><text:span text:style-name="T6"><text:tab/></text:span><text:span text:style-name="T6"><text:tab/></text:span><text:span text:style-name="T6"><text:tab/></text:span><text:span text:style-name="T6">consent.</text:span></text:p>
              <text:p><text:span text:style-name="T3"/></text:p>
              <text:p><text:span text:style-name="T4">Consequential damage</text:span><text:span text:style-name="T6"> </text:span></text:p>
              <text:p><text:span text:style-name="T6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3"> </text:span></text:p>
              <text:p><text:span text:style-name="T3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4" table:number-columns-repeated="4"/>
          <table:table-cell table:style-name="ce72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4"/>
          <table:table-cell table:style-name="ce72"/>
          <table:table-cell table:style-name="ce77"/>
          <table:table-cell office:value-type="string">
            <text:p>deposit</text:p>
          </table:table-cell>
          <table:table-cell table:formula="of:=[.G16]*0.35" office:value-type="currency" office:currency="ZAR" office:value="12390">
            <text:p>R 12 390</text:p>
          </table:table-cell>
        </table:table-row>
        <table:table-row table:style-name="ro6">
          <table:table-cell/>
          <table:table-cell table:style-name="ce15"/>
          <table:table-cell table:style-name="ce24" table:number-columns-repeated="4"/>
          <table:table-cell table:style-name="ce72"/>
          <table:table-cell table:style-name="ce77"/>
          <table:table-cell office:value-type="string">
            <text:p>balance</text:p>
          </table:table-cell>
          <table:table-cell table:formula="of:=[.J25]-[.J27]" office:value-type="currency" office:currency="ZAR" office:value="19470">
            <text:p>R 19 470</text:p>
          </table:table-cell>
        </table:table-row>
        <table:table-row table:style-name="ro6" table:number-rows-repeated="5">
          <table:table-cell/>
          <table:table-cell table:style-name="ce15"/>
          <table:table-cell table:style-name="ce24" table:number-columns-repeated="4"/>
          <table:table-cell table:style-name="ce72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36"/>
          <table:table-cell table:style-name="ce24" table:number-columns-repeated="4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106" table:number-columns-spanned="2" table:number-rows-spanned="1"/>
          <table:covered-table-cell table:style-name="ce107"/>
          <table:table-cell table:style-name="ce24" table:number-columns-repeated="3"/>
          <table:table-cell table:style-name="ce77"/>
          <table:table-cell table:number-columns-repeated="2"/>
        </table:table-row>
        <table:table-row table:style-name="ro14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22">
          <table:table-cell/>
          <table:table-cell table:style-name="ce15"/>
          <table:table-cell table:style-name="ce107" table:number-columns-repeated="2"/>
          <table:table-cell table:style-name="ce24" table:number-columns-repeated="3"/>
          <table:table-cell table:style-name="ce77"/>
          <table:table-cell table:number-columns-repeated="2"/>
        </table:table-row>
        <table:table-row table:style-name="ro23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14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15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14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24">
          <table:table-cell/>
          <table:table-cell table:style-name="ce64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8"/>
          <table:covered-table-cell table:style-name="ce140"/>
          <table:table-cell table:number-columns-repeated="2"/>
        </table:table-row>
        <table:table-row table:style-name="ro2" table:number-rows-repeated="1048531">
          <table:table-cell table:number-columns-repeated="10"/>
        </table:table-row>
        <table:table-row table:style-name="ro2">
          <table:table-cell office:value-type="string">
            <text:p>b </text:p>
          </table:table-cell>
          <table:table-cell table:number-columns-repeated="9"/>
        </table:table-row>
      </table:table>
      <table:table table:name="Invoice 2nd Balance" table:style-name="ta1" table:print-ranges="'Invoice 2nd Balance'.B3:'Invoice 2nd Balance'.H45">
        <table:table-column table:style-name="co1" table:default-cell-style-name="Default"/>
        <table:table-column table:style-name="co14" table:default-cell-style-name="ce82"/>
        <table:table-column table:style-name="co15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ce100"/>
        <table:table-column table:style-name="co1" table:number-columns-repeated="2" table:default-cell-style-name="Default"/>
        <table:table-row table:style-name="ro2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7">
          <table:table-cell/>
          <table:table-cell table:style-name="ce8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73"/>
          <table:table-cell table:number-columns-repeated="2"/>
        </table:table-row>
        <table:table-row table:style-name="ro18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74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84"/>
          <table:covered-table-cell table:style-name="ce75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2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78"/>
          <table:table-cell table:number-columns-repeated="2"/>
        </table:table-row>
        <table:table-row table:style-name="ro2">
          <table:table-cell/>
          <table:covered-table-cell table:style-name="ce17"/>
          <table:covered-table-cell table:number-columns-repeated="5" table:style-name="ce25"/>
          <table:covered-table-cell table:style-name="ce78"/>
          <table:table-cell table:number-columns-repeated="2"/>
        </table:table-row>
        <table:table-row table:style-name="ro8">
          <table:table-cell/>
          <table:table-cell table:style-name="ce18" office:value-type="string" table:number-columns-spanned="7" table:number-rows-spanned="1">
            <text:p>IN2409/02</text:p>
          </table:table-cell>
          <table:covered-table-cell table:number-columns-repeated="5" table:style-name="ce26"/>
          <table:covered-table-cell table:style-name="ce79"/>
          <table:table-cell table:number-columns-repeated="2"/>
        </table:table-row>
        <table:table-row table:style-name="ro13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40"/>
          <table:table-cell table:style-name="ce36" office:value-type="string">
            <text:p>Att :</text:p>
          </table:table-cell>
          <table:table-cell table:style-name="ce36" office:value-type="string">
            <text:p>Rose Lesese</text:p>
          </table:table-cell>
          <table:table-cell table:style-name="ce24"/>
          <table:table-cell table:style-name="ce77"/>
          <table:table-cell/>
          <table:table-cell office:value-type="float" office:value="35400">
            <text:p>35400</text:p>
          </table:table-cell>
        </table:table-row>
        <table:table-row table:style-name="ro6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103" office:value-type="float" office:value="4700074462">
            <text:p>4700074462</text:p>
          </table:table-cell>
          <table:table-cell table:style-name="ce104" office:value-type="string">
            <text:p>Date</text:p>
          </table:table-cell>
          <table:table-cell table:style-name="ce105" office:value-type="date" office:date-value="2024-09-06">
            <text:p>2024/09/06</text:p>
          </table:table-cell>
          <table:table-cell table:style-name="ce24"/>
          <table:table-cell table:style-name="ce77"/>
          <table:table-cell/>
          <table:table-cell table:formula="of:=[.J13]*0.35" office:value-type="float" office:value="12390">
            <text:p>12390</text:p>
          </table:table-cell>
        </table:table-row>
        <table:table-row table:style-name="ro6">
          <table:table-cell/>
          <table:table-cell table:style-name="ce15"/>
          <table:table-cell table:style-name="ce27"/>
          <table:table-cell table:style-name="ce40"/>
          <table:table-cell table:style-name="ce24"/>
          <table:table-cell/>
          <table:table-cell table:style-name="ce24"/>
          <table:table-cell table:style-name="ce77"/>
          <table:table-cell/>
          <table:table-cell table:formula="of:=[.J13]-[.J14]" office:value-type="float" office:value="23010">
            <text:p>23010</text:p>
          </table:table-cell>
        </table:table-row>
        <table:table-row table:style-name="ro6">
          <table:table-cell/>
          <table:table-cell table:style-name="ce15"/>
          <table:table-cell/>
          <table:table-cell table:style-name="ce90" office:value-type="string">
            <text:p>MXTHV10 PCB Manufacture – Balance</text:p>
          </table:table-cell>
          <table:table-cell table:style-name="ce24"/>
          <table:table-cell/>
          <table:table-cell table:style-name="ce24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5"/>
          <table:table-cell table:style-name="ce77"/>
          <table:table-cell table:number-columns-repeated="2"/>
        </table:table-row>
        <table:table-row table:style-name="ro13">
          <table:table-cell/>
          <table:table-cell table:style-name="ce15"/>
          <table:table-cell table:style-name="ce85"/>
          <table:table-cell table:style-name="ce91" office:value-type="string">
            <text:p>Description </text:p>
          </table:table-cell>
          <table:table-cell table:style-name="ce91" office:value-type="string">
            <text:p>Qty</text:p>
          </table:table-cell>
          <table:table-cell table:style-name="ce91" office:value-type="string">
            <text:p>Cost</text:p>
          </table:table-cell>
          <table:table-cell table:style-name="ce91" office:value-type="string">
            <text:p>Total</text:p>
          </table:table-cell>
          <table:table-cell table:style-name="ce77"/>
          <table:table-cell table:number-columns-repeated="2"/>
        </table:table-row>
        <table:table-row table:style-name="ro19">
          <table:table-cell/>
          <table:table-cell table:style-name="ce15"/>
          <table:table-cell table:style-name="ce86" office:value-type="float" office:value="1">
            <text:p>1</text:p>
          </table:table-cell>
          <table:table-cell table:style-name="ce92" office:value-type="string">
            <text:p>MXTHV10 PCB Manufacture Balance Remaining</text:p>
          </table:table-cell>
          <table:table-cell table:style-name="ce94" office:value-type="float" office:value="1">
            <text:p>1</text:p>
          </table:table-cell>
          <table:table-cell table:style-name="ce95" office:value-type="currency" office:currency="ZAR" office:value="23010">
            <text:p>R 23 010</text:p>
          </table:table-cell>
          <table:table-cell table:style-name="ce95" table:formula="of:=[.F19]" office:value-type="currency" office:currency="ZAR" office:value="23010">
            <text:p>R 23 010</text:p>
          </table:table-cell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87" table:number-columns-repeated="3"/>
          <table:table-cell table:style-name="ce96"/>
          <table:table-cell table:style-name="ce98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3"/>
          <table:table-cell table:style-name="ce65" office:value-type="string">
            <text:p>Total</text:p>
          </table:table-cell>
          <table:table-cell table:style-name="ce10" table:formula="of:=[.G19]" office:value-type="currency" office:currency="ZAR" office:value="23010">
            <text:p>R 23 010</text:p>
          </table:table-cell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/>
          <table:table-cell table:number-columns-repeated="2"/>
          <table:table-cell table:style-name="ce97"/>
          <table:table-cell table:style-name="ce99"/>
          <table:table-cell table:style-name="ce77"/>
          <table:table-cell table:number-columns-repeated="2"/>
        </table:table-row>
        <table:table-row table:style-name="ro6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77"/>
          <table:table-cell table:number-columns-repeated="2"/>
        </table:table-row>
        <table:table-row table:style-name="ro6" table:number-rows-repeated="2">
          <table:table-cell/>
          <table:table-cell table:style-name="ce15"/>
          <table:table-cell table:style-name="ce24" table:number-columns-repeated="4"/>
          <table:table-cell table:style-name="ce72"/>
          <table:table-cell table:style-name="ce77"/>
          <table:table-cell table:number-columns-repeated="2"/>
        </table:table-row>
        <table:table-row table:style-name="ro2" table:number-rows-repeated="19">
          <table:table-cell table:number-columns-repeated="10"/>
        </table:table-row>
        <table:table-row table:style-name="ro1">
          <table:table-cell/>
          <table:table-cell table:style-name="ce83" office:value-type="string" table:number-columns-spanned="7" table:number-rows-spanned="1">
            <text:p>Directors : M.A Westwood, P.J.Westwood</text:p>
          </table:table-cell>
          <table:covered-table-cell table:style-name="ce88"/>
          <table:covered-table-cell table:style-name="ce93"/>
          <table:covered-table-cell table:number-columns-repeated="3" table:style-name="ce88"/>
          <table:covered-table-cell table:style-name="ce101"/>
          <table:table-cell table:number-columns-repeated="2"/>
        </table:table-row>
      </table:table>
      <table:table table:name="Micro Costing" table:style-name="ta1" table:print="false">
        <table:table-column table:style-name="co1" table:number-columns-repeated="5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/>
          <table:table-cell office:value-type="string">
            <text:p>16F627A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formula="of:=[.D4]*[.C4]" office:value-type="float" office:value="1000">
            <text:p>1000</text:p>
          </table:table-cell>
        </table:table-row>
        <table:table-row table:style-name="ro2">
          <table:table-cell/>
          <table:table-cell office:value-type="string">
            <text:p>Programming</text:p>
          </table:table-cell>
          <table:table-cell office:value-type="float" office:value="5">
            <text:p>5</text:p>
          </table:table-cell>
          <table:table-cell table:formula="of:=1*950" office:value-type="float" office:value="950">
            <text:p>950</text:p>
          </table:table-cell>
          <table:table-cell table:formula="of:=[.D5]*[.C5]" office:value-type="float" office:value="4750">
            <text:p>4750</text:p>
          </table:table-cell>
        </table:table-row>
        <table:table-row table:style-name="ro2">
          <table:table-cell/>
          <table:table-cell office:value-type="string">
            <text:p>set up</text:p>
          </table:table-cell>
          <table:table-cell office:value-type="float" office:value="3">
            <text:p>3</text:p>
          </table:table-cell>
          <table:table-cell office:value-type="float" office:value="950">
            <text:p>950</text:p>
          </table:table-cell>
          <table:table-cell table:formula="of:=[.D6]*[.C6]" office:value-type="float" office:value="2850">
            <text:p>285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formula="of:=SUM([.E4:.E6])" office:value-type="float" office:value="8600">
            <text:p>8600</text:p>
          </table:table-cell>
        </table:table-row>
      </table:table>
      <table:table table:name="Micro Quote" table:style-name="ta1" table:print-ranges="'Micro Quote'.B2:'Micro Quote'.H46">
        <table:table-column table:style-name="co1" table:default-cell-style-name="Default"/>
        <table:table-column table:style-name="co21" table:default-cell-style-name="ce15"/>
        <table:table-column table:style-name="co22" table:default-cell-style-name="ce24"/>
        <table:table-column table:style-name="co27" table:default-cell-style-name="ce24"/>
        <table:table-column table:style-name="co24" table:default-cell-style-name="ce24"/>
        <table:table-column table:style-name="co28" table:default-cell-style-name="ce24"/>
        <table:table-column table:style-name="co29" table:default-cell-style-name="ce24"/>
        <table:table-column table:style-name="co21" table:default-cell-style-name="ce77"/>
        <table:table-column table:style-name="co1" table:number-columns-repeated="3" table:default-cell-style-name="Default"/>
        <table:table-row table:style-name="ro2">
          <table:table-cell/>
          <table:table-cell table:style-name="Default" table:number-columns-repeated="7"/>
          <table:table-cell table:number-columns-repeated="3"/>
        </table:table-row>
        <table:table-row table:style-name="ro11">
          <table:table-cell/>
          <table:table-cell table:style-name="ce62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73"/>
          <table:table-cell table:number-columns-repeated="3"/>
        </table:table-row>
        <table:table-row table:style-name="ro12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74"/>
          <table:table-cell table:number-columns-repeated="3"/>
        </table:table-row>
        <table:table-row table:style-name="ro6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75"/>
          <table:table-cell table:number-columns-repeated="3"/>
        </table:table-row>
        <table:table-row table:style-name="ro6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75"/>
          <table:table-cell table:number-columns-repeated="3"/>
        </table:table-row>
        <table:table-row table:style-name="ro6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75"/>
          <table:table-cell table:number-columns-repeated="3"/>
        </table:table-row>
        <table:table-row table:style-name="ro6">
          <table:table-cell/>
          <table:table-cell table:style-name="ce63" office:value-type="string" table:number-columns-spanned="7" table:number-rows-spanned="1">
            <text:p>083 678 2601</text:p>
          </table:table-cell>
          <table:covered-table-cell table:number-columns-repeated="5" table:style-name="ce66"/>
          <table:covered-table-cell table:style-name="ce139"/>
          <table:table-cell table:number-columns-repeated="3"/>
        </table:table-row>
        <table:table-row table:style-name="ro14">
          <table:table-cell table:number-columns-repeated="11"/>
        </table:table-row>
        <table:table-row table:style-name="ro2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78"/>
          <table:table-cell table:number-columns-repeated="3"/>
        </table:table-row>
        <table:table-row table:style-name="ro14">
          <table:table-cell/>
          <table:covered-table-cell table:style-name="ce17"/>
          <table:covered-table-cell table:number-columns-repeated="5" table:style-name="ce25"/>
          <table:covered-table-cell table:style-name="ce78"/>
          <table:table-cell table:number-columns-repeated="3"/>
        </table:table-row>
        <table:table-row table:style-name="ro8">
          <table:table-cell/>
          <table:table-cell table:style-name="ce18" office:value-type="string" table:number-columns-spanned="7" table:number-rows-spanned="1">
            <text:p>QN2409/01</text:p>
          </table:table-cell>
          <table:covered-table-cell table:number-columns-repeated="5" table:style-name="ce26"/>
          <table:covered-table-cell table:style-name="ce79"/>
          <table:table-cell table:number-columns-repeated="3"/>
        </table:table-row>
        <table:table-row table:style-name="ro6">
          <table:table-cell table:number-columns-repeated="2"/>
          <table:table-cell table:style-name="ce27" office:value-type="string">
            <text:p>Crabtree South Africa</text:p>
          </table:table-cell>
          <table:table-cell table:style-name="ce40"/>
          <table:table-cell table:style-name="ce36" office:value-type="string">
            <text:p>Att :</text:p>
          </table:table-cell>
          <table:table-cell table:style-name="ce36" office:value-type="string">
            <text:p>Nikola Ivanovic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27"/>
          <table:table-cell table:style-name="ce40"/>
          <table:table-cell table:style-name="ce36" office:value-type="string">
            <text:p>Date</text:p>
          </table:table-cell>
          <table:table-cell table:style-name="ce152" office:value-type="date" office:date-value="2024-09-09">
            <text:p>2024/09/09</text:p>
          </table:table-cell>
          <table:table-cell table:number-columns-repeated="5"/>
        </table:table-row>
        <table:table-row table:style-name="ro15">
          <table:table-cell table:number-columns-repeated="2"/>
          <table:table-cell table:style-name="ce27"/>
          <table:table-cell table:style-name="ce40"/>
          <table:table-cell/>
          <table:table-cell table:style-name="Default"/>
          <table:table-cell table:number-columns-repeated="5"/>
        </table:table-row>
        <table:table-row table:style-name="ro6">
          <table:table-cell table:number-columns-repeated="2"/>
          <table:table-cell table:style-name="Default"/>
          <table:table-cell table:style-name="ce109" office:value-type="string" table:number-columns-spanned="3" table:number-rows-spanned="1">
            <text:p><text:s/>MXTHV10 Programmed Microcontrollers (Lab01-Lab05)</text:p>
          </table:table-cell>
          <table:covered-table-cell/>
          <table:covered-table-cell table:style-name="Default"/>
          <table:table-cell table:number-columns-repeated="5"/>
        </table:table-row>
        <table:table-row table:style-name="ro6">
          <table:table-cell table:number-columns-repeated="2"/>
          <table:table-cell table:style-name="ce67"/>
          <table:table-cell table:style-name="ce110" office:value-type="string">
            <text:p>Description </text:p>
          </table:table-cell>
          <table:table-cell table:style-name="ce110" office:value-type="string">
            <text:p>QTY</text:p>
          </table:table-cell>
          <table:table-cell table:style-name="ce110" office:value-type="string">
            <text:p>Cost</text:p>
          </table:table-cell>
          <table:table-cell table:style-name="ce110" office:value-type="string">
            <text:p>Total</text:p>
          </table:table-cell>
          <table:table-cell table:number-columns-repeated="4"/>
        </table:table-row>
        <table:table-row table:style-name="ro16">
          <table:table-cell table:number-columns-repeated="2"/>
          <table:table-cell table:style-name="ce142" office:value-type="float" office:value="1">
            <text:p>1</text:p>
          </table:table-cell>
          <table:table-cell table:style-name="ce144" office:value-type="string">
            <text:p>PIC 16F627A Microcontroller</text:p>
          </table:table-cell>
          <table:table-cell table:style-name="ce148" office:value-type="float" office:value="5">
            <text:p>5</text:p>
          </table:table-cell>
          <table:table-cell table:style-name="ce153" office:value-type="currency" office:currency="ZAR" office:value="116">
            <text:p>R <text:s/>116</text:p>
          </table:table-cell>
          <table:table-cell table:style-name="ce154" table:formula="of:=[.F17]*[.E17]" office:value-type="currency" office:currency="ZAR" office:value="580">
            <text:p>R <text:s/>580</text:p>
          </table:table-cell>
          <table:table-cell table:number-columns-repeated="2"/>
          <table:table-cell table:formula="of:=80/5" office:value-type="float" office:value="16">
            <text:p>16</text:p>
          </table:table-cell>
          <table:table-cell/>
        </table:table-row>
        <table:table-row table:style-name="ro16">
          <table:table-cell table:number-columns-repeated="2"/>
          <table:table-cell table:style-name="ce143" office:value-type="float" office:value="2">
            <text:p>2</text:p>
          </table:table-cell>
          <table:table-cell table:style-name="ce145" office:value-type="string">
            <text:p>Set up <text:s/>(Engineering hours)</text:p>
          </table:table-cell>
          <table:table-cell table:style-name="ce149" office:value-type="float" office:value="2">
            <text:p>2</text:p>
          </table:table-cell>
          <table:table-cell table:style-name="ce153" office:value-type="currency" office:currency="ZAR" office:value="950">
            <text:p>R <text:s/>950</text:p>
          </table:table-cell>
          <table:table-cell table:style-name="ce154" table:formula="of:=[.F18]*[.E18]" office:value-type="currency" office:currency="ZAR" office:value="1900">
            <text:p>R 1 900</text:p>
          </table:table-cell>
          <table:table-cell table:number-columns-repeated="4"/>
        </table:table-row>
        <table:table-row table:style-name="ro16">
          <table:table-cell table:number-columns-repeated="2"/>
          <table:table-cell table:style-name="ce7" office:value-type="float" office:value="3">
            <text:p>3</text:p>
          </table:table-cell>
          <table:table-cell table:style-name="ce146" office:value-type="string">
            <text:p>Programming <text:s/>and testing</text:p>
          </table:table-cell>
          <table:table-cell table:style-name="ce150" office:value-type="float" office:value="5">
            <text:p>5</text:p>
          </table:table-cell>
          <table:table-cell table:style-name="ce153" office:value-type="currency" office:currency="ZAR" office:value="950">
            <text:p>R <text:s/>950</text:p>
          </table:table-cell>
          <table:table-cell table:style-name="ce154" table:formula="of:=[.F19]*[.E19]" office:value-type="currency" office:currency="ZAR" office:value="4750">
            <text:p>R 4 750</text:p>
          </table:table-cell>
          <table:table-cell table:number-columns-repeated="4"/>
        </table:table-row>
        <table:table-row table:style-name="ro6" table:number-rows-repeated="2">
          <table:table-cell table:number-columns-repeated="2"/>
          <table:table-cell table:style-name="ce67"/>
          <table:table-cell table:style-name="ce146"/>
          <table:table-cell table:style-name="ce151"/>
          <table:table-cell table:style-name="ce154"/>
          <table:table-cell table:style-name="ce155"/>
          <table:table-cell table:number-columns-repeated="4"/>
        </table:table-row>
        <table:table-row table:style-name="ro6">
          <table:table-cell table:number-columns-repeated="2"/>
          <table:table-cell table:style-name="ce67"/>
          <table:table-cell table:style-name="ce147"/>
          <table:table-cell table:style-name="ce151"/>
          <table:table-cell table:style-name="ce154"/>
          <table:table-cell table:style-name="ce155"/>
          <table:table-cell table:number-columns-repeated="4"/>
        </table:table-row>
        <table:table-row table:style-name="ro6">
          <table:table-cell table:number-columns-repeated="2"/>
          <table:table-cell table:style-name="ce67"/>
          <table:table-cell table:style-name="ce146"/>
          <table:table-cell table:style-name="ce151"/>
          <table:table-cell table:style-name="ce154"/>
          <table:table-cell table:style-name="ce155"/>
          <table:table-cell table:number-columns-repeated="4"/>
        </table:table-row>
        <table:table-row table:style-name="ro15">
          <table:table-cell table:number-columns-repeated="2"/>
          <table:table-cell table:style-name="ce67" table:number-columns-repeated="3"/>
          <table:table-cell table:style-name="ce96"/>
          <table:table-cell table:style-name="ce98"/>
          <table:table-cell table:number-columns-repeated="4"/>
        </table:table-row>
        <table:table-row table:style-name="ro20">
          <table:table-cell table:number-columns-repeated="5"/>
          <table:table-cell table:style-name="ce131" office:value-type="string">
            <text:p>Sub Total</text:p>
          </table:table-cell>
          <table:table-cell table:style-name="ce10" table:formula="of:=SUM([.G17:.G23])" office:value-type="currency" office:currency="ZAR" office:value="7230">
            <text:p>R 7 230</text:p>
          </table:table-cell>
          <table:table-cell table:number-columns-repeated="2"/>
          <table:table-cell table:formula="of:=[.G25]*0.1" office:value-type="currency" office:currency="ZAR" office:value="723">
            <text:p>R <text:s/>723</text:p>
          </table:table-cell>
          <table:table-cell/>
        </table:table-row>
        <table:table-row table:style-name="ro6">
          <table:table-cell table:number-columns-repeated="3"/>
          <table:table-cell table:style-name="Default" table:number-columns-repeated="2"/>
          <table:table-cell table:style-name="ce132"/>
          <table:table-cell table:style-name="ce138"/>
          <table:table-cell table:number-columns-repeated="4"/>
        </table:table-row>
        <table:table-row table:style-name="ro6">
          <table:table-cell table:number-columns-repeated="5"/>
          <table:table-cell table:style-name="ce65" office:value-type="string">
            <text:p>Total</text:p>
          </table:table-cell>
          <table:table-cell table:style-name="ce10" table:formula="of:=[.G25]" office:value-type="currency" office:currency="ZAR" office:value="7230">
            <text:p>R 7 230</text:p>
          </table:table-cell>
          <table:table-cell table:number-columns-repeated="2"/>
          <table:table-cell table:formula="of:=[.G25]-[.J25]" office:value-type="currency" office:currency="ZAR" office:value="6507">
            <text:p>R 6 507</text:p>
          </table:table-cell>
          <table:table-cell/>
        </table:table-row>
        <table:table-row table:style-name="ro6">
          <table:table-cell table:number-columns-repeated="6"/>
          <table:table-cell table:style-name="ce72"/>
          <table:table-cell table:number-columns-repeated="4"/>
        </table:table-row>
        <table:table-row table:style-name="ro6">
          <table:table-cell/>
          <table:table-cell>
            <draw:custom-shape table:end-cell-address="'Micro Quote'.H46" table:end-x="0.152cm" table:end-y="0.496cm" draw:z-index="0" draw:name="TextBox 4" draw:style-name="gr1" draw:text-style-name="P1" svg:width="15.507cm" svg:height="7.65cm" svg:x="0.121cm" svg:y="0.007cm">
              <text:p><text:span text:style-name="T2">Payment Terms : <text:s/></text:span><text:span text:style-name="T3">COD</text:span></text:p>
              <text:p><text:span text:style-name="T3"/></text:p>
              <text:p><text:span text:style-name="T3"> </text:span></text:p>
              <text:p><text:span text:style-name="T2">Delivery <text:s/>:</text:span><text:span text:style-name="T2"><text:tab/></text:span><text:span text:style-name="T2">2</text:span><text:span text:style-name="T3"> Weeks </text:span></text:p>
              <text:p><text:span text:style-name="T3"/></text:p>
              <text:p><text:span text:style-name="T2">Validity :</text:span><text:span text:style-name="T3"><text:tab/></text:span><text:span text:style-name="T3"> <text:s text:c="2"/></text:span><text:span text:style-name="T3"><text:tab/></text:span><text:span text:style-name="T3">30 days</text:span></text:p>
              <text:p><text:span text:style-name="T3"/></text:p>
              <text:p><text:span text:style-name="T4">Guarantee</text:span><text:span text:style-name="T4"><text:tab/></text:span><text:span text:style-name="T6">Our components and systems are guaranteed for 12 months unless otherwise stated. </text:span><text:span text:style-name="T6"><text:tab/></text:span><text:span text:style-name="T6"><text:tab/></text:span><text:span text:style-name="T6"><text:tab/></text:span><text:span text:style-name="T6"><text:tab/></text:span><text:span text:style-name="T6">Guarantees <text:s/>supplied by <text:s/>sub suppliers and principle component manufacturers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upersede this if there is a discrepancy. All <text:s/>guarantees <text:s/>fall away if the equipment is not </text:span><text:span text:style-name="T6"><text:tab/></text:span><text:span text:style-name="T6"><text:tab/></text:span><text:span text:style-name="T6"><text:tab/></text:span><text:span text:style-name="T6"><text:tab/></text:span><text:span text:style-name="T6">utilised as per manufacturer </text:span><text:span text:style-name="T6"><text:tab/></text:span><text:span text:style-name="T6">guidelines or modified in any way </text:span><text:span text:style-name="T6"><text:tab/></text:span><text:span text:style-name="T6">without our written </text:span><text:span text:style-name="T6"><text:tab/></text:span><text:span text:style-name="T6"><text:tab/></text:span><text:span text:style-name="T6"><text:tab/></text:span><text:span text:style-name="T6"><text:tab/></text:span><text:span text:style-name="T6">consent.</text:span></text:p>
              <text:p><text:span text:style-name="T3"/></text:p>
              <text:p><text:span text:style-name="T4">Consequential damage</text:span><text:span text:style-name="T6"> </text:span></text:p>
              <text:p><text:span text:style-name="T6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3"> </text:span></text:p>
              <text:p><text:span text:style-name="T3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72"/>
          <table:table-cell/>
          <table:table-cell office:value-type="string">
            <text:p>deposit</text:p>
          </table:table-cell>
          <table:table-cell table:formula="of:=[.J27]*0.2" office:value-type="currency" office:currency="ZAR" office:value="1301.4">
            <text:p>R 1 301</text:p>
          </table:table-cell>
          <table:table-cell/>
        </table:table-row>
        <table:table-row table:style-name="ro6">
          <table:table-cell table:number-columns-repeated="6"/>
          <table:table-cell table:style-name="ce72"/>
          <table:table-cell/>
          <table:table-cell office:value-type="string">
            <text:p>balance</text:p>
          </table:table-cell>
          <table:table-cell table:formula="of:=[.J27]-[.J29]" office:value-type="currency" office:currency="ZAR" office:value="5205.6">
            <text:p>R 5 206</text:p>
          </table:table-cell>
          <table:table-cell/>
        </table:table-row>
        <table:table-row table:style-name="ro6">
          <table:table-cell table:number-columns-repeated="6"/>
          <table:table-cell table:style-name="ce72"/>
          <table:table-cell table:number-columns-repeated="4"/>
        </table:table-row>
        <table:table-row table:style-name="ro6">
          <table:table-cell table:number-columns-repeated="6"/>
          <table:table-cell table:style-name="ce72"/>
          <table:table-cell table:number-columns-repeated="3"/>
          <table:table-cell table:formula="of:=[.G27]*0.1" office:value-type="currency" office:currency="ZAR" office:value="723">
            <text:p>R <text:s/>723</text:p>
          </table:table-cell>
        </table:table-row>
        <table:table-row table:style-name="ro6" table:number-rows-repeated="3">
          <table:table-cell table:number-columns-repeated="6"/>
          <table:table-cell table:style-name="ce72"/>
          <table:table-cell table:number-columns-repeated="4"/>
        </table:table-row>
        <table:table-row table:style-name="ro6">
          <table:table-cell table:number-columns-repeated="2"/>
          <table:table-cell table:style-name="ce36"/>
          <table:table-cell table:number-columns-repeated="8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2"/>
          <table:table-cell table:style-name="ce106" table:number-columns-spanned="2" table:number-rows-spanned="1"/>
          <table:covered-table-cell table:style-name="ce107"/>
          <table:table-cell table:number-columns-repeated="7"/>
        </table:table-row>
        <table:table-row table:style-name="ro14">
          <table:table-cell table:number-columns-repeated="11"/>
        </table:table-row>
        <table:table-row table:style-name="ro22">
          <table:table-cell table:number-columns-repeated="2"/>
          <table:table-cell table:style-name="ce107" table:number-columns-repeated="2"/>
          <table:table-cell table:number-columns-repeated="7"/>
        </table:table-row>
        <table:table-row table:style-name="ro23">
          <table:table-cell table:number-columns-repeated="11"/>
        </table:table-row>
        <table:table-row table:style-name="ro6">
          <table:table-cell table:number-columns-repeated="11"/>
        </table:table-row>
        <table:table-row table:style-name="ro14">
          <table:table-cell table:number-columns-repeated="11"/>
        </table:table-row>
        <table:table-row table:style-name="ro15">
          <table:table-cell table:number-columns-repeated="11"/>
        </table:table-row>
        <table:table-row table:style-name="ro14">
          <table:table-cell table:number-columns-repeated="11"/>
        </table:table-row>
        <table:table-row table:style-name="ro24">
          <table:table-cell/>
          <table:table-cell table:style-name="ce64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8"/>
          <table:covered-table-cell table:style-name="ce140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0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08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08P0"/>
    </number:currency-style>
    <number:currency-style style:name="N109">
      <number:currency-symbol number:language="af" number:country="ZA">R</number:currency-symbol>
      <number:number number:decimal-places="2" number:min-integer-digits="1" number:grouping="true"/>
    </number:currency-style>
    <number:currency-style style:name="N110">
      <number:currency-symbol number:language="st" number:country="ZA">R</number:currency-symbol>
      <number:number number:decimal-places="2" number:min-integer-digits="1" number:grouping="true"/>
    </number:currency-style>
    <number:number-style style:name="N111">
      <number:text>R</number:text>
      <number:number number:decimal-places="2" number:min-integer-digits="1" number:grouping="true"/>
    </number:number-style>
    <number:currency-style style:name="N113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3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6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8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0">2024/09/10</text:date>, <text:time>12:0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5T13:00:46.13</meta:creation-date>
    <meta:editing-duration>PT3H21M50S</meta:editing-duration>
    <meta:editing-cycles>8</meta:editing-cycles>
    <meta:generator>OpenOffice/4.1.14$Win32 OpenOffice.org_project/4114m1$Build-9811</meta:generator>
    <dc:date>2024-09-10T12:06:47.67</dc:date>
    <dc:creator>Mike westwood</dc:creator>
    <meta:printed-by>Mike westwood</meta:printed-by>
    <meta:print-date>2024-09-09T14:52:50.03</meta:print-date>
    <meta:document-statistic meta:table-count="9" meta:cell-count="357" meta:object-count="3"/>
  </office:meta>
</office:document-meta>
</file>